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BBCEBB0778C2607C.png" manifest:media-type="image/png"/>
  <manifest:file-entry manifest:full-path="Pictures/10000201000003100000016415AEBCE4146685E8.png" manifest:media-type="image/png"/>
  <manifest:file-entry manifest:full-path="Pictures/1000020100000357000001F5E896040F8512CDBF.png" manifest:media-type="image/png"/>
  <manifest:file-entry manifest:full-path="Pictures/100002010000007900000141B88ABDCE09A4B2F9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222000002D12C91A95F1C4E7D09.png" manifest:media-type="image/png"/>
  <manifest:file-entry manifest:full-path="Pictures/1000020100000357000001F5C87CCD2F592E3A53.png" manifest:media-type="image/png"/>
  <manifest:file-entry manifest:full-path="Pictures/10000201000001B500000073888061021EF6C6F7.png" manifest:media-type="image/png"/>
  <manifest:file-entry manifest:full-path="Pictures/10000201000002EF000001990FF03CAC08FAD779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07900000141CB79EB32256D967A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0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1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2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8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3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0" style:family="paragraph">
      <style:paragraph-properties fo:margin-left="0cm" fo:margin-right="0cm" fo:text-indent="0cm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2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3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39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0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1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4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8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8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8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8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8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8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8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8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8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9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9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9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9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9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9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9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01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02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08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0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12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213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214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15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16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17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18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24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27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28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29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30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31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32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35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36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37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38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4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4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42" style:family="text">
      <style:text-properties fo:font-size="54pt" style:font-size-asian="54pt" style:font-size-complex="54pt"/>
    </style:style>
    <style:style style:name="T24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4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45" style:family="text">
      <style:text-properties fo:font-size="18pt" style:font-size-asian="18pt" style:font-size-complex="18pt"/>
    </style:style>
    <style:style style:name="T246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5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5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55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</text:span><text:span text:style-name="T14">O</text:span><text:span text:style-name="T14">D</text:span><text:span text:style-name="T14">E</text:span><text:span text:style-name="T14">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88ABDCE09A4B2F9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s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CB79EB32256D967A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E896040F8512C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7">class</text:span><text:span text:style-name="T58"> CarrinhoController </text:span><text:span text:style-name="T137">extends</text:span><text:span text:style-name="T58"> Zend_Controller_Action</text:span></text:p>
            <text:p><text:span text:style-name="T138">{</text:span></text:p>
            <text:p><text:span text:style-name="T138">/**</text:span></text:p>
            <text:p><text:span text:style-name="T138">* Este método será executado sempre que a classe for</text:span></text:p>
            <text:p><text:span text:style-name="T138">instanciada,</text:span></text:p>
            <text:p><text:span text:style-name="T138">* depois do construtor.</text:span></text:p>
            <text:p><text:span text:style-name="T138">* Faz o carregamento das classes que serão usadas pelo</text:span></text:p>
            <text:p><text:span text:style-name="T138">controlador.</text:span></text:p>
            <text:p><text:span text:style-name="T138">*</text:span></text:p>
            <text:p><text:span text:style-name="T138">* @return void</text:span></text:p>
            <text:p><text:span text:style-name="T138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39">if </text:span><text:span text:style-name="T140">(!</text:span><text:span text:style-name="T141">is_null</text:span><text:span text:style-name="T140">($this-&gt;params()('id')))</text:span></text:p>
            <text:p text:style-name="P64"><text:span text:style-name="T140">{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$id</text:span><text:span text:style-name="T140"> = (</text:span><text:span text:style-name="T139">int</text:span><text:span text:style-name="T140">)</text:span><text:span text:style-name="T142">$this</text:span><text:span text:style-name="T143">-&gt;params()</text:span><text:span text:style-name="T140">('id');</text:span></text:p>
            <text:p text:style-name="P64"><text:span text:style-name="T142"><text:s/></text:span><text:span text:style-name="T142"><text:tab/></text:span><text:span text:style-name="T142"><text:tab/></text:span><text:span text:style-name="T142"> </text:span><text:span text:style-name="T142"><text:tab/></text:span><text:span text:style-name="T142">$incluido</text:span><text:span text:style-name="T140"> = </text:span><text:span text:style-name="T139">FALSE</text:span><text:span text:style-name="T140">;</text:span></text:p>
            <text:p text:style-name="P64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foreach</text:span><text:span text:style-name="T140"> (</text:span><text:span text:style-name="T142">$carrinho</text:span><text:span text:style-name="T140"> as </text:span><text:span text:style-name="T142">$produto</text:span><text:span text:style-name="T140">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if</text:span><text:span text:style-name="T140"> (</text:span><text:span text:style-name="T139">isset</text:span><text:span text:style-name="T140">(</text:span><text:span text:style-name="T142">$produto</text:span><text:span text:style-name="T140">['id'])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39"><text:s text:c="2"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if</text:span><text:span text:style-name="T140"> </text:span><text:span text:style-name="T142">($produto</text:span><text:span text:style-name="T140">['id'] == $id 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42"><text:s/></text:span><text:span text:style-name="T142"><text:tab/></text:span><text:span text:style-name="T142"> 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$incluido</text:span><text:span text:style-name="T140"> = </text:span><text:span text:style-name="T139">TRUE</text:span><text:span text:style-name="T140">;</text:span></text:p>
            <text:p text:style-name="P64"><text:span text:style-name="T142"><text:s/></text:span><text:span text:style-name="T142"><text:tab/></text:span><text:span text:style-name="T142"> 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$mensagem</text:span><text:span text:style-name="T140"> = 'Produto já selecionado';</text:span></text:p>
            <text:p text:style-name="P64"><text:span text:style-name="T139"><text:s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break</text:span><text:span text:style-name="T140">;</text:span></text:p>
            <text:p text:style-name="P64"><text:span text:style-name="T140"><text:s text:c="11"/></text:span><text:span text:style-name="T140"><text:tab/></text:span><text:span text:style-name="T140"><text:tab/></text:span><text:span text:style-name="T140"><text:tab/></text:span><text:span text:style-name="T140">}</text:span></text:p>
            <text:p text:style-name="P64"><text:span text:style-name="T140"><text:s text:c="6"/></text:span><text:span text:style-name="T140"><text:tab/></text:span><text:span text:style-name="T140"> <text:s/></text:span><text:span text:style-name="T140">}</text:span></text:p>
            <text:p text:style-name="P64"><text:span text:style-name="T140"><text:s/></text:span><text:span text:style-name="T140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4">If </text:span><text:span text:style-name="T145">(!</text:span><text:span text:style-name="T146">$incluindo</text:span><text:span text:style-name="T145">)</text:span></text:p>
            <text:p text:style-name="P64"><text:span text:style-name="T145">{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produto</text:span><text:span text:style-name="T145"> = </text:span><text:span text:style-name="T144">new</text:span><text:span text:style-name="T145"> Produtos()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item</text:span><text:span text:style-name="T145"> = </text:span><text:span text:style-name="T146">$produtos</text:span><text:span text:style-name="T145">→ find(</text:span><text:span text:style-name="T146">$id</text:span><text:span text:style-name="T145">)→toArray()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6"><text:tab/></text:span><text:span text:style-name="T146">$item</text:span><text:span text:style-name="T145">[0][‘quantidade’]=1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carrinho</text:span><text:span text:style-name="T145">[] = </text:span><text:span text:style-name="T146">$item</text:span><text:span text:style-name="T145">[0];</text:span></text:p>
            <text:p text:style-name="P64"><text:span text:style-name="T145"><text:s/></text:span><text:span text:style-name="T145"><text:tab/></text:span><text:span text:style-name="T145"> </text:span><text:span text:style-name="T145"><text:tab/></text:span><text:span text:style-name="T145"> </text:span><text:span text:style-name="T145"><text:tab/></text:span><text:span text:style-name="T145"><text:tab/></text:span><text:span text:style-name="T145"><text:tab/></text:span><text:span text:style-name="T146">$_SESSION</text:span><text:span text:style-name="T145">[‘carrinho’] = </text:span><text:span text:style-name="T146">$carrinho</text:span><text:span text:style-name="T145">;</text:span></text:p>
            <text:p text:style-name="P64"><text:span text:style-name="T145"><text:s/></text:span><text:span text:style-name="T145"><text:tab/></text:span><text:span text:style-name="T145"> </text:span><text:span text:style-name="T145"><text:tab/></text:span><text:span text:style-name="T145"><text:tab/></text:span><text:span text:style-name="T145"><text:tab/></text:span><text:span text:style-name="T145"> </text:span><text:span text:style-name="T145"><text:tab/></text:span><text:span text:style-name="T145">}</text:span></text:p>
            <text:p text:style-name="P64"><text:span text:style-name="T145">}</text:span></text:p>
            <text:p text:style-name="P64"><text:span text:style-name="T146">$viewModel</text:span><text:span text:style-name="T147"> = new ViewModel();</text:span></text:p>
            <text:p text:style-name="P64"><text:span text:style-name="T146"/></text:p>
            <text:p text:style-name="P64"><text:span text:style-name="T146">$viewModel</text:span><text:span text:style-name="T145">-&gt;mensagem = $mensagem;</text:span></text:p>
            <text:p text:style-name="P64"><text:span text:style-name="T146">$viewModel</text:span><text:span text:style-name="T145">-&gt;assign(‘itens’,</text:span><text:span text:style-name="T146">$carrinho</text:span><text:span text:style-name="T145">);</text:span></text:p>
            <text:p text:style-name="P64"><text:span text:style-name="T145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7"><text:span text:style-name="T148">$viewModel</text:span><text:span text:style-name="T149">→assign(‘body’,’comprar.phtml’);</text:span></text:p>
            <text:p text:style-name="P67"><text:span text:style-name="T148">$this</text:span><text:span text:style-name="T149">→_response→setBody(</text:span><text:span text:style-name="T148">$viewModel</text:span><text:span text:style-name="T149">→render(‘default.phtml’));</text:span></text:p>
            <text:p text:style-name="P64"><text:span text:style-name="T149">}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2" draw:layer="layout" svg:width="28.001cm" svg:height="15.457cm" svg:x="0.106cm" svg:y="4.343cm" presentation:class="outline" presentation:user-transformed="true">
          <draw:text-box>
            <text:p text:style-name="P69"><text:span text:style-name="T53">Agora é preciso criar um arquivo de visão para esse método.</text:span></text:p>
            <text:p text:style-name="P69"><text:span text:style-name="T53">Criaremos em </text:span><text:span text:style-name="T150">views/principal</text:span><text:span text:style-name="T53"> o arquivo </text:span><text:span text:style-name="T150">comprar.html.</text:span></text:p>
            <text:p text:style-name="P70"><text:span text:style-name="T151"/></text:p>
            <text:p text:style-name="P70"><text:span text:style-name="T152">&lt;h3 id=”warning”&gt;&lt;?=$this→mensagem?&gt;&lt;/h3&gt;</text:span></text:p>
            <text:p text:style-name="P70"><text:span text:style-name="T152">&lt;table id=”carrinho”&gt;</text:span></text:p>
            <text:p text:style-name="P70"><text:span text:style-name="T152">&lt;thead&gt;</text:span></text:p>
            <text:p text:style-name="P70"><text:span text:style-name="T152">&lt;?php</text:span></text:p>
            <text:p text:style-name="P70"><text:span text:style-name="T152">$titulos = array (‘Codigo’,</text:span></text:p>
            <text:p text:style-name="P70"><text:span text:style-name="T152">‘</text:span><text:span text:style-name="T152">Nome’,</text:span></text:p>
            <text:p text:style-name="P70"><text:span text:style-name="T152">‘</text:span><text:span text:style-name="T152">Quantidade’,</text:span></text:p>
            <text:p text:style-name="P70"><text:span text:style-name="T152">‘</text:span><text:span text:style-name="T152">Preço Unitário’,</text:span></text:p>
            <text:p text:style-name="P70"><text:span text:style-name="T152">‘</text:span><text:span text:style-name="T152">Total’,</text:span></text:p>
            <text:p text:style-name="P70"><text:span text:style-name="T152">‘</text:span><text:span text:style-name="T152">Editar’,</text:span></text:p>
            <text:p text:style-name="P71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cm" svg:y="4.6cm" presentation:class="outline" presentation:user-transformed="true">
          <draw:text-box>
            <text:p text:style-name="P73"><text:span text:style-name="T152">Foreach ($titulos as $titulo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→escape($titulo).’&lt;/th&gt;’;</text:span></text:p>
            <text:p text:style-name="P73"><text:span text:style-name="T152">}</text:span></text:p>
            <text:p text:style-name="P73"><text:span text:style-name="T152">?&gt;</text:span></text:p>
            <text:p text:style-name="P73"><text:span text:style-name="T152">&lt;/thead&gt;</text:span></text:p>
            <text:p text:style-name="P73"><text:span text:style-name="T152">&lt;?php</text:span></text:p>
            <text:p text:style-name="P73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.686cm" svg:y="4.6cm" presentation:class="outline" presentation:user-transformed="true">
          <draw:text-box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foreach ($this-&gt;itens as $item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$codigo = $item['id'];</text:span></text:p>
            <text:p text:style-name="P73"><text:span text:style-name="T152"><text:s/></text:span><text:span text:style-name="T152"><text:tab/></text:span><text:span text:style-name="T152"><text:tab/></text:span><text:span text:style-name="T152">$nome = $this-&gt;escape($item['nome']);</text:span></text:p>
            <text:p text:style-name="P73"><text:span text:style-name="T152"><text:s/></text:span><text:span text:style-name="T152"><text:tab/></text:span><text:span text:style-name="T152"><text:tab/></text:span><text:span text:style-name="T152">$quantidade = $this-&gt;escape($item['quantidade']);</text:span></text:p>
            <text:p text:style-name="P73"><text:span text:style-name="T152"><text:s/></text:span><text:span text:style-name="T152"><text:tab/></text:span><text:span text:style-name="T152"><text:tab/></text:span><text:span text:style-name="T152">$preco = $this→escape($item['valor']);</text:span></text:p>
            <text:p text:style-name="P73"><text:span text:style-name="T152"><text:s/></text:span><text:span text:style-name="T152"><text:tab/></text:span><text:span text:style-name="T152"><text:tab/></text:span><text:span text:style-name="T152"> </text:span><text:span text:style-name="T152"><text:tab/></text:span><text:span text:style-name="T153">// Aqui foi necessário forçar o preço a assumir o formato americano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3">// porque ele não estava convertendo a moeda corretamente</text:span></text:p>
            <text:p text:style-name="P73"><text:span text:style-name="T152"><text:s/></text:span><text:span text:style-name="T152"><text:tab/></text:span><text:span text:style-name="T152"><text:tab/></text:span><text:span text:style-name="T152">$moeda = str_replace('.','',substr($preco,2));</text:span></text:p>
            <text:p text:style-name="P73"><text:span text:style-name="T152"><text:s/></text:span><text:span text:style-name="T152"><text:tab/></text:span><text:span text:style-name="T152"><text:tab/></text:span><text:span text:style-name="T152">$moeda = str_replace(',','.',$moeda);</text:span></text:p>
            <text:p text:style-name="P73"><text:span text:style-name="T152"><text:s/></text:span><text:span text:style-name="T152"><text:tab/></text:span><text:span text:style-name="T152"><text:tab/></text:span><text:span text:style-name="T152">$valorTotal = (float)$quantidade * (float)$moeda;</text:span></text:p>
            <text:p text:style-name="P73"><text:span text:style-name="T152"><text:s/></text:span><text:span text:style-name="T152"><text:tab/></text:span><text:span text:style-name="T152"><text:tab/></text:span><text:span text:style-name="T152">$totalItem = 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5.199cm" svg:height="15.2cm" svg:x="1cm" svg:y="4.6cm" presentation:class="outline" presentation:user-transformed="true">
          <draw:text-box>
            <text:p text:style-name="P73"><text:span text:style-name="T153">// Aqui foi necessário forçar o preço a assumir o formato americano</text:span></text:p>
            <text:p text:style-name="P73"><text:span text:style-name="T153">// porque ele não estava convertendo a moeda corretamente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.','',substr($preco,2))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,','.',$moeda)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valorTotal = </text:span><text:span text:style-name="T154"><text:tab/></text:span><text:span text:style-name="T154">(float)$quantidade * (float)$moeda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totalItem = </text:span><text:span text:style-name="T154"><text:tab/></text:span><text:span text:style-name="T154">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6cm" svg:height="15.2cm" svg:x="1cm" svg:y="4.6cm" presentation:class="outline" presentation:user-transformed="true">
          <draw:text-box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 = '&lt;a href="./editar?id=' $codigo.'"&gt;E&lt;/a&gt;'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= '&lt;a href="./excluir?id='.$codigo.'"&gt;X&lt;/a&gt;';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somaTotal += $valorTotal;</text:span></text:p>
            <text:p text:style-name="P73"><text:span text:style-name="T152"/></text:p>
            <text:p text:style-name="P73"><text:span text:style-name="T152">$colunas</text:span><text:span text:style-name="T152"><text:tab/></text:span><text:span text:style-name="T152"><text:tab/></text:span><text:span text:style-name="T152">= array($codigo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nome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quantidade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preco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totalItem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echo '&lt;tr&gt;';</text:span></text:p>
            <text:p text:style-name="P73"><text:span text:style-name="T152"><text:s/></text:span><text:span text:style-name="T152"><text:tab/></text:span><text:span text:style-name="T152"><text:tab/></text:span><text:span text:style-name="T152">foreach ($colunas as $coluna)</text:span></text:p>
            <text:p text:style-name="P73"><text:span text:style-name="T152"><text:s/></text:span><text:span text:style-name="T152"><text:tab/></text:span><text:span text:style-name="T152"><text:tab/></text:span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'&lt;td&gt;'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$coluna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'&lt;/td&gt;';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}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echo '&lt;/tr&gt;';</text:span></text:p>
            <text:p text:style-name="P73"><text:span text:style-name="T152">}</text:span></text:p>
            <text:p text:style-name="P73"><text:span text:style-name="T152">?&gt;</text:span></text:p>
            <text:p text:style-name="P73"><text:span text:style-name="T152">&lt;/table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55">Total da compra:</text:span></text:p>
            <text:p text:style-name="P73"><text:span text:style-name="T155"/></text:p>
            <text:p text:style-name="P73"><text:span text:style-name="T152">&lt;?='R$'.money_format('%.2n',$somaTotal)?&gt;&lt;br/&gt;</text:span></text:p>
            <text:p text:style-name="P73"><text:span text:style-name="T152">&lt;a href="/zend/acme"&gt;Continuar comprando&lt;/a&gt;</text:span></text:p>
            <text:p text:style-name="P73"><text:span text:style-name="T152">&lt;a href="/zend/acme/carrinho/fechar"&gt;Fechar compra&lt;/a&gt;</text:span></text:p>
            <text:p text:style-name="P73"><text:span text:style-name="T152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3"><text:span text:style-name="T156">Vamos acrescentar no </text:span><text:span text:style-name="T155">zend.generic.css</text:span><text:span text:style-name="T156"> uma formatação para a mensagem que aparece no topo da lista de itens, que alertará o usuário para os eventos e resultados ocorridos.</text:span></text:p>
            <text:p text:style-name="P73"><text:span text:style-name="T156"/></text:p>
            <text:p text:style-name="P73"><text:span text:style-name="T152"/></text:p>
            <text:p text:style-name="P73"><text:span text:style-name="T154">#warning {</text:span></text:p>
            <text:p text:style-name="P73"><text:span text:style-name="T154">color : </text:span><text:span text:style-name="T157">red</text:span><text:span text:style-name="T154">;</text:span></text:p>
            <text:p text:style-name="P73"><text:span text:style-name="T15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3"><text:span text:style-name="T156">E assim chegamos a esta tela:</text:span></text:p>
            <text:p text:style-name="P73"><text:span text:style-name="T158"/></text:p>
            <text:p text:style-name="P73"><text:span text:style-name="T1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0FF03CAC08FA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3"><text:span text:style-name="T156"/></text:p>
            <text:p text:style-name="P73"><text:span text:style-name="T156"/></text:p>
            <text:p text:style-name="P73"><text:span text:style-name="T156">Podemos incluir um método</text:span><text:span text:style-name="T159"> </text:span><text:span text:style-name="T155">indexAction</text:span><text:span text:style-name="T156"> no ControladorCarrinho, caso o usuário dê uma de esperto e digite a URL: </text:span><text:span text:style-name="T156"><text:a xlink:href="http://localhost:8000/lojasacme/carrinho" xlink:type="simple">http://localhost:8000/lojasacme/carrinho</text:a></text:span><text:span text:style-name="T156">.</text:span></text:p>
            <text:p text:style-name="P73"><text:span text:style-name="T156"/></text:p>
            <text:p text:style-name="P73"><text:span text:style-name="T156">Nós apenas redirecionamos ele para o método </text:span><text:span text:style-name="T155">comprarAction</text:span><text:span text:style-name="T156">, que simplesmente exibe o conteúdo do carrinho quando não recebe parâmetros. Essa é uma boa técnica quando não existir um </text:span><text:span text:style-name="T155">index.phtml</text:span><text:span text:style-name="T156"> para a URL em questão.</text:span></text:p>
            <text:p text:style-name="P73"><text:span text:style-name="T156"/></text:p>
            <text:p text:style-name="P73"><text:span text:style-name="T156"/></text:p>
            <text:p text:style-name="P73"><text:span text:style-name="T160">public function</text:span><text:span text:style-name="T152"> indexAction(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61">$this</text:span><text:span text:style-name="T152">→redirect('/carrinho/comprar');</text:span></text:p>
            <text:p text:style-name="P73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3"><text:span text:style-name="T156"/></text:p>
            <text:p text:style-name="P73"><text:span text:style-name="T156">Vamos acrescentar uma linha à visão </text:span><text:span text:style-name="T155">index.phtml</text:span><text:span text:style-name="T156">, para que o cliente possa ver o conteúdo do carrinho sem ser obrigado a comprar um item:</text:span></text:p>
            <text:p text:style-name="P73"><text:span text:style-name="T156"/></text:p>
            <text:p text:style-name="P73"><text:span text:style-name="T152">&lt;a id="buy_button" href="./carrinho/comprar?id=&lt;?=$produto['id']?&gt;"</text:span></text:p>
            <text:p text:style-name="P73"><text:span text:style-name="T152">&gt;Comprar&lt;/a&gt;</text:span></text:p>
            <text:p text:style-name="P73"><text:span text:style-name="T156"/></text:p>
            <text:p text:style-name="P73"><text:span text:style-name="T156">Agora vamos criar as funcionalidades de remover e editar os itens do carrinho. Comecemos pela remoção. Na classe </text:span><text:span text:style-name="T159">AbstractActionController</text:span><text:span text:style-name="T156"> iremos criar o método </text:span><text:span text:style-name="T155">excluir</text:span><text:span text:style-name="T156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62"/></text:p>
            <text:p text:style-name="P73"><text:span text:style-name="T162"/></text:p>
            <text:p text:style-name="P73"><text:span text:style-name="T162"/></text:p>
            <text:p text:style-name="P73"><text:span text:style-name="T162">/* Exclusão de itens do carrinho de compras */</text:span></text:p>
            <text:p text:style-name="P73"><text:span text:style-name="T162"/></text:p>
            <text:p text:style-name="P78"><text:span text:style-name="T163">public function</text:span><text:span text:style-name="T164"> </text:span><text:span text:style-name="T152">excluirAction()</text:span></text:p>
            <text:p text:style-name="P78"><text:span text:style-name="T152">{</text:span></text:p>
            <text:p text:style-name="P78"><text:span text:style-name="T161">$id</text:span><text:span text:style-name="T164"> </text:span><text:span text:style-name="T152">= (</text:span><text:span text:style-name="T163">int</text:span><text:span text:style-name="T152">)$this-&gt;params()(</text:span><text:span text:style-name="T165">'id'</text:span><text:span text:style-name="T152">);</text:span></text:p>
            <text:p text:style-name="P78"><text:span text:style-name="T163">if</text:span><text:span text:style-name="T164"> </text:span><text:span text:style-name="T152">(is_null(</text:span><text:span text:style-name="T161">$id</text:span><text:span text:style-name="T152">))</text:span></text:p>
            <text:p text:style-name="P78"><text:span text:style-name="T152">{</text:span></text:p>
            <text:p text:style-name="P78"><text:span text:style-name="T161">$this</text:span><text:span text:style-name="T152">-&gt;_redirect(</text:span><text:span text:style-name="T165">'/carrinho/'</text:span><text:span text:style-name="T164">);</text:span></text:p>
            <text:p text:style-name="P78"><text:span text:style-name="T163">exit;</text:span></text:p>
            <text:p text:style-name="P78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2"/></text:p>
            <text:p text:style-name="P78"><text:span text:style-name="T152"/></text:p>
            <text:p text:style-name="P78"><text:span text:style-name="T152">foreach </text:span><text:span text:style-name="T162">($_SESSION[</text:span><text:span text:style-name="T165">'carrinho'</text:span><text:span text:style-name="T162">]</text:span><text:span text:style-name="T152"> </text:span><text:span text:style-name="T163">as</text:span><text:span text:style-name="T152"> </text:span><text:span text:style-name="T161">$chave</text:span><text:span text:style-name="T152"> </text:span><text:span text:style-name="T162">=&gt; </text:span><text:span text:style-name="T161">$produto</text:span><text:span text:style-name="T152">)</text:span></text:p>
            <text:p text:style-name="P78"><text:span text:style-name="T152"><text:s/></text:span><text:span text:style-name="T152"><text:tab/></text:span><text:span text:style-name="T152"><text:tab/></text:span><text:span text:style-name="T152">{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if</text:span><text:span text:style-name="T152"> (</text:span><text:span text:style-name="T161">$produto</text:span><text:span text:style-name="T152">[</text:span><text:span text:style-name="T165">'id'</text:span><text:span text:style-name="T152">] == </text:span><text:span text:style-name="T161">$id</text:span><text:span text:style-name="T152"> 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unset</text:span><text:span text:style-name="T152">(</text:span><text:span text:style-name="T161">$_SESSION</text:span><text:span text:style-name="T152">[</text:span><text:span text:style-name="T165">'carrinho'</text:span><text:span text:style-name="T152">][</text:span><text:span text:style-name="T161">$chave</text:span><text:span text:style-name="T152">]);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break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}</text:span></text:p>
            <text:p text:style-name="P78"><text:span text:style-name="T161">$this</text:span><text:span text:style-name="T152">-&gt;_redirect(</text:span><text:span text:style-name="T165">'/carrinho/'</text:span><text:span text:style-name="T152">);</text:span></text:p>
            <text:p text:style-name="P78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2"/></text:p>
            <text:p text:style-name="P78"><text:span text:style-name="T152"/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1">$viewModel </text:span><text:span text:style-name="T152">= new ViewModel();</text:span></text:p>
            <text:p text:style-name="P78"><text:span text:style-name="T152"><text:s/></text:span><text:span text:style-name="T152"><text:tab/></text:span><text:span text:style-name="T161">$viewModel</text:span><text:span text:style-name="T152">-&gt;assign(</text:span><text:span text:style-name="T165">'produtoSelecionado' </text:span><text:span text:style-name="T161">$produtoSelecionado</text:span><text:span text:style-name="T152">);</text:span></text:p>
            <text:p text:style-name="P78"><text:span text:style-name="T152"/></text:p>
            <text:p text:style-name="P78"><text:span text:style-name="T161"><text:s/></text:span><text:span text:style-name="T161"><text:tab/></text:span><text:span text:style-name="T161"><text:tab/></text:span><text:span text:style-name="T161"><text:tab/></text:span><text:span text:style-name="T161">$viewModel</text:span><text:span text:style-name="T152">-&gt;assign(</text:span><text:span text:style-name="T165">'body'</text:span><text:span text:style-name="T152">,</text:span><text:span text:style-name="T165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<text:s/></text:span><text:span text:style-name="T156"><text:tab/></text:span><text:span text:style-name="T156"><text:tab/></text:span><text:span text:style-name="T156"><text:tab/></text:span><text:span text:style-name="T156">Agora, criaremos a visão para exibir um formulário onde o cliente poderá alterar a quantidade do produto selecionado. Em </text:span><text:span text:style-name="T155">views/principal</text:span><text:span text:style-name="T156"> criaremos o arquivo </text:span><text:span text:style-name="T155">editar.thtml</text:span><text:span text:style-name="T156">:</text:span></text:p>
            <text:p text:style-name="P78"><text:span text:style-name="T152"/></text:p>
            <text:p text:style-name="P78"><text:span text:style-name="T152">&lt;center&gt;</text:span></text:p>
            <text:p text:style-name="P78"><text:span text:style-name="T152">&lt;form action="/zend/acme/carrinho/alterar"</text:span></text:p>
            <text:p text:style-name="P78"><text:span text:style-name="T152">method="post"&gt;</text:span></text:p>
            <text:p text:style-name="P78"><text:span text:style-name="T152">&lt;?php</text:span></text:p>
            <text:p text:style-name="P78"><text:span text:style-name="T152">if (isset($this-&gt;produtoSelecionado['id']))</text:span></text:p>
            <text:p text:style-name="P78"><text:span text:style-name="T152">{</text:span></text:p>
            <text:p text:style-name="P78"><text:span text:style-name="T152">echo '&lt;b&gt;Produto: '.$this-</text:span></text:p>
            <text:p text:style-name="P78"><text:span text:style-name="T152">&gt;produtoSelecionado['nome'].'&lt;/b&gt;&lt;br/&gt;';</text:span></text:p>
            <text:p text:style-name="P78"><text:span text:style-name="T152">echo '&lt;b&gt;Preço: '.$this-</text:span></text:p>
            <text:p text:style-name="P78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5">Quantidade:</text:span></text:p>
            <text:p text:style-name="P78"><text:span text:style-name="T152">&lt;input name="quantidade" value="&lt;?=$this &gt;produtoSelecionado['quantidade']?&gt;" id="nome"type="text"&gt;</text:span></text:p>
            <text:p text:style-name="P78"><text:span text:style-name="T152">&lt;input name="id" value="&lt;?=$this-&gt;produtoSelecionado['id']?&gt;" id="id"type="hidden"&gt;</text:span></text:p>
            <text:p text:style-name="P78"><text:span text:style-name="T152">&lt;?php</text:span></text:p>
            <text:p text:style-name="P78"><text:span text:style-name="T152">}</text:span></text:p>
            <text:p text:style-name="P78"><text:span text:style-name="T152">?&gt;</text:span></text:p>
            <text:p text:style-name="P78"><text:span text:style-name="T152">&lt;input type="submit" name="alterar"value="Alterar"/&gt;</text:span></text:p>
            <text:p text:style-name="P78"><text:span text:style-name="T152">&lt;/form&gt;</text:span></text:p>
            <text:p text:style-name="P78"><text:span text:style-name="T152">&lt;/center&gt;</text:span></text:p>
            <text:p text:style-name="P78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Agora, na classe AbstractActionController, criaremos o método alterar, que responderá à requisição feita pelo formulário anterior:</text:span></text:p>
            <text:p text:style-name="P78"><text:span text:style-name="T156"/></text:p>
            <text:p text:style-name="P78"><text:span text:style-name="T166"><text:s/></text:span><text:span text:style-name="T166"><text:tab/></text:span><text:span text:style-name="T152"><text:tab/></text:span><text:span text:style-name="T167"><text:tab/></text:span><text:span text:style-name="T164">public function</text:span><text:span text:style-name="T152"> alterarAction()</text:span></text:p>
            <text:p text:style-name="P78"><text:span text:style-name="T152"><text:s/></text:span><text:span text:style-name="T152"><text:tab/></text:span><text:span text:style-name="T152"><text:tab/></text:span><text:span text:style-name="T152">{</text:span></text:p>
            <text:p text:style-name="P78"><text:span text:style-name="T162">/* Alteração de quantidade de um item do carrinho*/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1">$id</text:span><text:span text:style-name="T152"> = (</text:span><text:span text:style-name="T164">int</text:span><text:span text:style-name="T152">)$this→_request→getParam(</text:span><text:span text:style-name="T165">'id'</text:span><text:span text:style-name="T152">);</text:span></text:p>
            <text:p text:style-name="P78"><text:span text:style-name="T152"/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4">if</text:span><text:span text:style-name="T152"> (is_null(</text:span><text:span text:style-name="T161">$id</text:span><text:span text:style-name="T152">)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1">$this</text:span><text:span text:style-name="T152">-&gt;_redirect('/carrinho/')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4">exit</text:span><text:span text:style-name="T152">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8"><text:span text:style-name="T161">$quantidade</text:span><text:span text:style-name="T152"> = (</text:span><text:span text:style-name="T164">int</text:span><text:span text:style-name="T152">) </text:span><text:span text:style-name="T161">$this</text:span><text:span text:style-name="T152">-&gt;params()(</text:span><text:span text:style-name="T165">'quantidade'</text:span><text:span text:style-name="T152">)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foreach</text:span><text:span text:style-name="T152"> (</text:span><text:span text:style-name="T161">$_SESSION</text:span><text:span text:style-name="T152">[</text:span><text:span text:style-name="T165">'carrinho'</text:span><text:span text:style-name="T152">] </text:span><text:span text:style-name="T164">as</text:span><text:span text:style-name="T152"> $chave =&gt; $produto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64"><text:tab/></text:span><text:span text:style-name="T164">if</text:span><text:span text:style-name="T152"> (</text:span><text:span text:style-name="T164">isset</text:span><text:span text:style-name="T152">(</text:span><text:span text:style-name="T161">$produto</text:span><text:span text:style-name="T152">[</text:span><text:span text:style-name="T165">'id'</text:span><text:span text:style-name="T152">])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4">If</text:span><text:span text:style-name="T152"> (</text:span><text:span text:style-name="T161">$produto</text:span><text:span text:style-name="T152">[</text:span><text:span text:style-name="T165">'id'</text:span><text:span text:style-name="T152">] == $id 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1"><text:tab/></text:span><text:span text:style-name="T161"> </text:span><text:span text:style-name="T161">$_SESSION</text:span><text:span text:style-name="T152">['carrinho'][</text:span><text:span text:style-name="T161">$chave</text:span><text:span text:style-name="T152">][</text:span><text:span text:style-name="T165">'quantidade'</text:span><text:span text:style-name="T152">]= </text:span><text:span text:style-name="T161">$quantidade</text:span><text:span text:style-name="T152">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<text:tab/></text:span><text:span text:style-name="T164">break;</text:span></text:p>
            <text:p text:style-name="P78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61"><text:tab/></text:span><text:span text:style-name="T161">$this</text:span><text:span text:style-name="T152">→_redirect(</text:span><text:span text:style-name="T165">'/carrinho/'</text:span><text:span text:style-name="T152">);</text:span></text:p>
            <text:p text:style-name="P78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<text:s/></text:span><text:span text:style-name="T156"><text:tab/></text:span><text:span text:style-name="T156"><text:tab/></text:span><text:span text:style-name="T156">Vamos testar as funcionalidades, comprando, alterando e removendo itens do carrinho.</text:span></text:p>
            <text:p text:style-name="P78"><text:span text:style-name="T156"><text:s/></text:span><text:span text:style-name="T156"><text:tab/></text:span><text:span text:style-name="T156"><text:tab/></text:span><text:span text:style-name="T156">Carregue a URL </text:span><text:span text:style-name="T165">http://localhost/zend/acme</text:span><text:span text:style-name="T156"> e execute essas operações.</text:span></text:p>
            <text:p text:style-name="P78"><text:span text:style-name="T156"><text:s/></text:span><text:span text:style-name="T156"><text:tab/></text:span><text:span text:style-name="T156"><text:tab/></text:span><text:span text:style-name="T156">Agora falta somente uma coisa: finalizar a compra e gravar o pedido. </text:span></text:p>
            <text:p text:style-name="P78"><text:span text:style-name="T156"><text:s/></text:span><text:span text:style-name="T156"><text:tab/></text:span><text:span text:style-name="T156"><text:tab/></text:span><text:span text:style-name="T156">Só que para fazer isso, o usuário tem de se identificar. E não podemos esquecer de que, se o usuário não existir, ele pode se cadastrar no ato da compra.</text:span></text:p>
            <text:p text:style-name="P78"><text:span text:style-name="T156">Já temos o link para o fechamento na visão </text:span><text:span text:style-name="T155">comprar.phtml</text:span><text:span text:style-name="T156">:</text:span></text:p>
            <text:p text:style-name="P78"><text:span text:style-name="T156"/></text:p>
            <text:p text:style-name="P78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68">Agora criaremos na classe </text:span><text:span text:style-name="T169">AbstractActionController o </text:span><text:span text:style-name="T168">método </text:span><text:span text:style-name="T169">Fechar.</text:span></text:p>
            <text:p text:style-name="P78"><text:span text:style-name="T170"/></text:p>
            <text:p text:style-name="P78"><text:span text:style-name="T171"><text:s/></text:span><text:span text:style-name="T171"><text:tab/></text:span><text:span text:style-name="T171"><text:tab/></text:span><text:span text:style-name="T171">/* Fechamento da compra */</text:span></text:p>
            <text:p text:style-name="P78"><text:span text:style-name="T172"><text:s/></text:span><text:span text:style-name="T172"><text:tab/></text:span><text:span text:style-name="T172"><text:tab/></text:span><text:span text:style-name="T172">public function</text:span><text:span text:style-name="T173"> fecharAction()</text:span></text:p>
            <text:p text:style-name="P78"><text:span text:style-name="T173"><text:s/></text:span><text:span text:style-name="T173"><text:tab/></text:span><text:span text:style-name="T173"><text:tab/></text:span><text:span text:style-name="T173">{</text:span></text:p>
            <text:p text:style-name="P78"><text:span text:style-name="T172"><text:s/></text:span><text:span text:style-name="T172"><text:tab/></text:span><text:span text:style-name="T172"><text:tab/></text:span><text:span text:style-name="T172"><text:tab/></text:span><text:span text:style-name="T172">if</text:span><text:span text:style-name="T173"> (!</text:span><text:span text:style-name="T172">isset</text:span><text:span text:style-name="T173">(</text:span><text:span text:style-name="T174">$_SESSION</text:span><text:span text:style-name="T173">['cliente']))</text:span></text:p>
            <text:p text:style-name="P78"><text:span text:style-name="T173"><text:s/></text:span><text:span text:style-name="T173"><text:tab/></text:span><text:span text:style-name="T173"><text:tab/></text:span><text:span text:style-name="T173"><text:tab/></text:span><text:span text:style-name="T173">{</text:span></text:p>
            <text:p text:style-name="P78"><text:span text:style-name="T174"><text:s/></text:span><text:span text:style-name="T174"><text:tab/></text:span><text:span text:style-name="T174"><text:tab/></text:span><text:span text:style-name="T174"><text:tab/></text:span><text:span text:style-name="T174"><text:tab/></text:span><text:span text:style-name="T174">$this</text:span><text:span text:style-name="T173">-&gt;_redirect('/index/acessar');</text:span></text:p>
            <text:p text:style-name="P78"><text:span text:style-name="T172"><text:s/></text:span><text:span text:style-name="T172"><text:tab/></text:span><text:span text:style-name="T172"><text:tab/></text:span><text:span text:style-name="T172"><text:tab/></text:span><text:span text:style-name="T172"><text:tab/></text:span><text:span text:style-name="T172">exit</text:span><text:span text:style-name="T173">;</text:span></text:p>
            <text:p text:style-name="P78"><text:span text:style-name="T173"><text:s/></text:span><text:span text:style-name="T173"><text:tab/></text:span><text:span text:style-name="T173"><text:tab/></text:span><text:span text:style-name="T173"><text:tab/></text:span><text:span text:style-name="T173">}</text:span></text:p>
            <text:p text:style-name="P78"><text:span text:style-name="T173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74">$viewModel</text:span><text:span text:style-name="T173"> = Zend_Registry::get(</text:span><text:span text:style-name="T175">'view'</text:span><text:span text:style-name="T173">);</text:span></text:p>
            <text:p text:style-name="P78"><text:span text:style-name="T174">$viewModel</text:span><text:span text:style-name="T173">-&gt;assign(</text:span><text:span text:style-name="T175">'body','fechar.phtml'</text:span><text:span text:style-name="T173">);</text:span></text:p>
            <text:p text:style-name="P78"><text:span text:style-name="T173">$this-&gt;_response→setBody($viewModel-&gt;render(</text:span><text:span text:style-name="T175">'default.phtml'</text:span><text:span text:style-name="T173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76">Dá pra perceber que esse método vai exigir a criação de duas visões. Uma é </text:span><text:span text:style-name="T177">fechar.phtml</text:span><text:span text:style-name="T176">. Outra é </text:span><text:span text:style-name="T177">acessar.phtml. </text:span><text:span text:style-name="T176">Vamos começar pela tela de identificação do cliente. Só que antes, precisamos criar a tabela </text:span><text:span text:style-name="T178">usuarios</text:span><text:span text:style-name="T176"> no banco de dados, com os seguintes campos:</text:span></text:p>
            <text:p text:style-name="P78"><text:span text:style-name="T176"/></text:p>
            <text:p text:style-name="P78"><text:span text:style-name="T176"/></text:p>
            <text:list text:style-name="L4">
              <text:list-item>
                <text:p text:style-name="P78"><text:span text:style-name="T171">id</text:span><text:span text:style-name="T179"> : serial / (não nulo, chave única e chave primária)</text:span></text:p>
              </text:list-item>
              <text:list-item>
                <text:p text:style-name="P78"><text:span text:style-name="T171">cpf</text:span><text:span text:style-name="T179"> : text</text:span></text:p>
              </text:list-item>
              <text:list-item>
                <text:p text:style-name="P78"><text:span text:style-name="T171">email</text:span><text:span text:style-name="T179">: text</text:span></text:p>
              </text:list-item>
              <text:list-item>
                <text:p text:style-name="P78"><text:span text:style-name="T171">senha</text:span><text:span text:style-name="T179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80"> pageHeader.phtml </text:span><text:span text:style-name="T62">de:</text:span></text:p>
            <text:p><text:span text:style-name="T62"/></text:p>
            <text:p><text:span text:style-name="T62"/></text:p>
            <text:p><text:span text:style-name="T181">&lt;a href="./acessar" &gt;Acessa r&lt;/a&gt;&amp;nbsp;</text:span></text:p>
            <text:p><text:span text:style-name="T181">&lt;a href="./cadastrar" &gt;Cadastrar&lt;/a&gt;</text:span></text:p>
            <text:p><text:span text:style-name="T62"/></text:p>
            <text:p><text:span text:style-name="T62">Para</text:span></text:p>
            <text:p><text:span text:style-name="T181"/></text:p>
            <text:p><text:span text:style-name="T181">&lt;a href="/zend/acme/index/acessar" &gt;Acessar&lt;/a&gt; &amp;nbsp;</text:span></text:p>
            <text:p><text:span text:style-name="T181">&lt;a href="/zend/acme/index/cadastrar"&gt;Cadastrar&lt;/a&gt;</text:span></text:p>
            <text:p><text:span text:style-name="T181"/></text:p>
            <text:p><text:span text:style-name="T18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82">/* Identificação do cliente */</text:span></text:p>
            <text:p><text:span text:style-name="T183"><text:s/></text:span><text:span text:style-name="T183"><text:tab/></text:span><text:span text:style-name="T183">public function</text:span><text:span text:style-name="T184"> acessarAction()</text:span></text:p>
            <text:p><text:span text:style-name="T184">{</text:span></text:p>
            <text:p><text:span text:style-name="T185"><text:s/></text:span><text:span text:style-name="T185"><text:tab/></text:span><text:span text:style-name="T185">if </text:span><text:span text:style-name="T184">(</text:span><text:span text:style-name="T185">isset</text:span><text:span text:style-name="T184">(</text:span><text:span text:style-name="T186">$_SESSION</text:span><text:span text:style-name="T184">['</text:span><text:span text:style-name="T187">cliente'</text:span><text:span text:style-name="T184">]))</text:span></text:p>
            <text:p><text:span text:style-name="T184">{</text:span></text:p>
            <text:p><text:span text:style-name="T186"><text:s/></text:span><text:span text:style-name="T186"><text:tab/></text:span><text:span text:style-name="T186">$this</text:span><text:span text:style-name="T184">-&gt;_redirect(</text:span><text:span text:style-name="T187">'/carrinho/comprar'</text:span><text:span text:style-name="T184">);</text:span></text:p>
            <text:p><text:span text:style-name="T184">}</text:span></text:p>
            <text:p><text:span text:style-name="T184">}</text:span></text:p>
            <text:p><text:span text:style-name="T186"><text:s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1">$viewModel→assign('mensagem',isset($_SESSION['mensagem']) </text:span><text:span text:style-name="T184">?</text:span><text:span text:style-name="T186">$_SESSION</text:span><text:span text:style-name="T184">[</text:span><text:span text:style-name="T187">'mensagem'</text:span><text:span text:style-name="T184">] : '');</text:span></text:p>
            <text:p><text:span text:style-name="T186">$viewModel</text:span><text:span text:style-name="T181">-&gt;assign(</text:span><text:span text:style-name="T187">'body','acessar.phtml'</text:span><text:span text:style-name="T181">);</text:span></text:p>
            <text:p><text:span text:style-name="T186">$this</text:span><text:span text:style-name="T181">-&gt;response→setBody(</text:span><text:span text:style-name="T186">$viewModel</text:span><text:span text:style-name="T181">→render(</text:span><text:span text:style-name="T187">'default.phtml'</text:span><text:span text:style-name="T181">));</text:span></text:p>
            <text:p><text:span text:style-name="T181">}</text:span></text:p>
            <text:p><text:span text:style-name="T181"/></text:p>
            <text:p><text:span text:style-name="T181"/></text:p>
            <text:p><text:span text:style-name="T188"/></text:p>
            <text:p><text:span text:style-name="T188"/></text:p>
            <text:p><text:span text:style-name="T18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89"/></text:p>
            <text:p><text:span text:style-name="T189"/></text:p>
            <text:p><text:span text:style-name="T190">&lt;h3 id="warning"&gt;&lt;?=$this-&gt;mensagem?&gt;&lt;/h3&gt;</text:span></text:p>
            <text:p><text:span text:style-name="T190">&lt;center&gt;</text:span></text:p>
            <text:p><text:span text:style-name="T190">&lt;form action="/zend/acme/index/login" method="post"&gt;</text:span></text:p>
            <text:p><text:span text:style-name="T190">CPF:</text:span></text:p>
            <text:p><text:span text:style-name="T190">&lt;input name="cpf" value="" id="cpf" type="text"&gt;</text:span></text:p>
            <text:p><text:span text:style-name="T190">e-mail:</text:span></text:p>
            <text:p><text:span text:style-name="T190">&lt;input name="email" value="" id="email" type="text"&gt;</text:span></text:p>
            <text:p><text:span text:style-name="T190">senha:</text:span></text:p>
            <text:p><text:span text:style-name="T190">&lt;input name="senha" value="" id="senha" type="password"&gt;</text:span></text:p>
            <text:p><text:span text:style-name="T190">&lt;input type="submit" name="login" value="Login"/&gt;</text:span></text:p>
            <text:p><text:span text:style-name="T190">&lt;/form&gt;</text:span></text:p>
            <text:p><text:span text:style-name="T190">&lt;/center&gt;</text:span></text:p>
            <text:p><text:span text:style-name="T19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<text:s/></text:span><text:span text:style-name="T181"><text:tab/></text:span><text:span text:style-name="T188">Essa visão submete o formulário para o método login do IndexController. Vamos criá-lo:</text:span></text:p>
            <text:p><text:span text:style-name="T181"/></text:p>
            <text:p><text:span text:style-name="T181"/></text:p>
            <text:p><text:span text:style-name="T191"><text:s/></text:span><text:span text:style-name="T191"><text:tab/></text:span><text:span text:style-name="T191">/* Efetua o login do cliente */</text:span></text:p>
            <text:p><text:span text:style-name="T192"><text:s/></text:span><text:span text:style-name="T192"><text:tab/></text:span><text:span text:style-name="T192">public function</text:span><text:span text:style-name="T181"> loginAction()</text:span></text:p>
            <text:p><text:span text:style-name="T181">{</text:span></text:p>
            <text:p><text:span text:style-name="T186"><text:s/></text:span><text:span text:style-name="T186"><text:tab/></text:span><text:span text:style-name="T186">$cpf</text:span><text:span text:style-name="T181"> = </text:span><text:span text:style-name="T186">$this</text:span><text:span text:style-name="T152">-&gt;params()</text:span><text:span text:style-name="T181">(</text:span><text:span text:style-name="T187">'cpf'</text:span><text:span text:style-name="T181">);</text:span></text:p>
            <text:p><text:span text:style-name="T186"><text:s/></text:span><text:span text:style-name="T186"><text:tab/></text:span><text:span text:style-name="T186">$email</text:span><text:span text:style-name="T181"> = </text:span><text:span text:style-name="T186">$this</text:span><text:span text:style-name="T152">-&gt;params()</text:span><text:span text:style-name="T181">(</text:span><text:span text:style-name="T187">'email'</text:span><text:span text:style-name="T181">);</text:span></text:p>
            <text:p><text:span text:style-name="T186"><text:s/></text:span><text:span text:style-name="T186"><text:tab/></text:span><text:span text:style-name="T186">$senha</text:span><text:span text:style-name="T181"> = </text:span><text:span text:style-name="T186">$this</text:span><text:span text:style-name="T152">-&gt;params()</text:span><text:span text:style-name="T181">(</text:span><text:span text:style-name="T187">'senha'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<text:s/></text:span><text:span text:style-name="T181"><text:tab/></text:span><text:span text:style-name="T185">if </text:span><text:span text:style-name="T181">(</text:span><text:span text:style-name="T186">$cpf</text:span><text:span text:style-name="T181">)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</text:span><text:span text:style-name="T187">'cpf'</text:span><text:span text:style-name="T184">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5">else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'email'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6">$where</text:span><text:span text:style-name="T181"> = </text:span><text:span text:style-name="T186">$table</text:span><text:span text:style-name="T181">-&gt;getAdapter()-&gt;quoteInto("</text:span><text:span text:style-name="T187">$campo = ?"</text:span><text:span text:style-name="T181">, </text:span><text:span text:style-name="T186">$cpf</text:span><text:span text:style-name="T181">);</text:span></text:p>
            <text:p><text:span text:style-name="T181"><text:s/></text:span><text:span text:style-name="T181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/></text:p>
            <text:p><text:span text:style-name="T185"><text:s/></text:span><text:span text:style-name="T185"><text:tab/></text:span><text:span text:style-name="T185">if</text:span><text:span text:style-name="T181"> (!</text:span><text:span text:style-name="T185">empty</text:span><text:span text:style-name="T181">(</text:span><text:span text:style-name="T186">$usuario</text:span><text:span text:style-name="T181">) &amp;&amp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[0]['senha'] == </text:span><text:span text:style-name="T186">$senha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'cliente'] = </text:span><text:span text:style-name="T186">$usuario</text:span><text:span text:style-name="T181">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this</text:span><text:span text:style-name="T181">-&gt;_redirect('/carrinho');</text:span></text:p>
            <text:p><text:span text:style-name="T181">}</text:span></text:p>
            <text:p><text:span text:style-name="T185"><text:s/></text:span><text:span text:style-name="T185"><text:tab/></text:span><text:span text:style-name="T185">else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Dados inválidos'</text:span><text:span text:style-name="T181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acessar'</text:span><text:span text:style-name="T181">);</text:span></text:p>
            <text:p><text:span text:style-name="T181"><text:s/></text:span><text:span text:style-name="T181"><text:tab/></text:span><text:span text:style-name="T181">}</text:span></text:p>
            <text:p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8">Precisamos agora cadastrar um cliente. Vamos criar o método </text:span><text:span text:style-name="T193">cadastrar</text:span><text:span text:style-name="T188"> em </text:span><text:span text:style-name="T193">IndexController</text:span><text:span text:style-name="T188">. Ele só serve para exibir a visão correspondente, que criaremos em seguida:</text:span></text:p>
            <text:p><text:span text:style-name="T188"/></text:p>
            <text:p><text:span text:style-name="T191"><text:s/></text:span><text:span text:style-name="T191"><text:tab/></text:span><text:span text:style-name="T191"><text:tab/></text:span><text:span text:style-name="T191">/* Cadastramento do cliente */</text:span></text:p>
            <text:p><text:span text:style-name="T192"><text:s/></text:span><text:span text:style-name="T192"><text:tab/></text:span><text:span text:style-name="T192"><text:tab/></text:span><text:span text:style-name="T192">public function</text:span><text:span text:style-name="T181"> cadastrarAction(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1"> = Zend_Registry::get(</text:span><text:span text:style-name="T187">'view'</text:span><text:span text:style-name="T181">)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viewModel</text:span></text:p>
            <text:p><text:span text:style-name="T181">&gt;assign(</text:span><text:span text:style-name="T187">'mensagem'</text:span><text:span text:style-name="T181">,</text:span><text:span text:style-name="T192">isset</text:span><text:span text:style-name="T181">(</text:span><text:span text:style-name="T186">$_SESSION</text:span><text:span text:style-name="T181">[</text:span><text:span text:style-name="T187">'mensagem'</text:span><text:span text:style-name="T181">]) ? </text:span><text:span text:style-name="T186">$_SESSION</text:span><text:span text:style-name="T181">[</text:span><text:span text:style-name="T187">'mensagem'</text:span><text:span text:style-name="T18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'</text:span><text:span text:style-name="T181">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header'</text:span><text:span text:style-name="T181">,</text:span><text:span text:style-name="T187">'pageHeade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body'</text:span><text:span text:style-name="T181">,</text:span><text:span text:style-name="T187">'cadastra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footer'</text:span><text:span text:style-name="T181">,</text:span><text:span text:style-name="T187">'pageFooter.phtml'</text:span><text:span text:style-name="T181">);</text:span></text:p>
            <text:p><text:span text:style-name="T186"><text:s/></text:span><text:span text:style-name="T186"><text:tab/></text:span><text:span text:style-name="T186">$this</text:span><text:span text:style-name="T181">-&gt;_response-&gt;setBody(</text:span><text:span text:style-name="T186">$viewModel</text:span><text:span text:style-name="T181">-&gt;render(</text:span><text:span text:style-name="T187">'default.phtml'</text:span><text:span text:style-name="T181">));</text:span></text:p>
            <text:p><text:span text:style-name="T181">}</text:span></text:p>
            <text:p><text:span text:style-name="T188"/></text:p>
            <text:p><text:span text:style-name="T188"/></text:p>
            <text:p><text:span text:style-name="T188"/></text:p>
            <text:p><text:span text:style-name="T188"/></text:p>
            <text:p><text:span text:style-name="T193">Em seguida, vamos criar a visão </text:span><text:span text:style-name="T188">cadastrar.phtml </text:span><text:span text:style-name="T193">em </text:span><text:span text:style-name="T18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&lt;h2 id="warning"&gt;&lt;?=$this-&gt;mensagem?&gt;&lt;/h2&gt;</text:span></text:p>
            <text:p><text:span text:style-name="T181">&lt;center&gt;</text:span></text:p>
            <text:p><text:span text:style-name="T181">&lt;form action="/zend/acme/index/gravarCliente"</text:span></text:p>
            <text:p><text:span text:style-name="T181">method="post"&gt;</text:span></text:p>
            <text:p><text:span text:style-name="T181">CPF:</text:span></text:p>
            <text:p><text:span text:style-name="T181">&lt;input name="cpf" value="" id="cpf"</text:span></text:p>
            <text:p><text:span text:style-name="T181">type="text"&gt;</text:span></text:p>
            <text:p><text:span text:style-name="T181">e-mail:</text:span></text:p>
            <text:p><text:span text:style-name="T181">&lt;input name="email" value="" id="email"</text:span></text:p>
            <text:p><text:span text:style-name="T181">type="text"&gt;</text:span></text:p>
            <text:p><text:span text:style-name="T181">senha:</text:span></text:p>
            <text:p><text:span text:style-name="T181">&lt;input name="senha" value="" id="senha"</text:span></text:p>
            <text:p><text:span text:style-name="T18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Confirme a senha:</text:span></text:p>
            <text:p><text:span text:style-name="T181">&lt;input name="senha2" value="" id="senha2"</text:span></text:p>
            <text:p><text:span text:style-name="T181">type="password"&gt;</text:span></text:p>
            <text:p><text:span text:style-name="T181">&lt;input type="submit" name="cadastrar"</text:span></text:p>
            <text:p><text:span text:style-name="T181">value="Cadastrar"/&gt;</text:span></text:p>
            <text:p><text:span text:style-name="T181">&lt;/form&gt;</text:span></text:p>
            <text:p><text:span text:style-name="T181">&lt;/center&gt;</text:span></text:p>
            <text:p><text:span text:style-name="T18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94">Como pode se ver, esse formulário submete os dados para a ação </text:span><text:span text:style-name="T195">gravarCliente</text:span><text:span text:style-name="T194">. Temos de implementar esse método na classe </text:span><text:span text:style-name="T195">IndexController</text:span><text:span text:style-name="T194">:</text:span></text:p>
            <text:p><text:span text:style-name="T196"/></text:p>
            <text:p><text:span text:style-name="T196"/></text:p>
            <text:p><text:span text:style-name="T147"><text:s/></text:span><text:span text:style-name="T147"><text:tab/></text:span><text:span text:style-name="T197">/* Persistência dos dados do cliente */</text:span></text:p>
            <text:p><text:span text:style-name="T147"><text:s/></text:span><text:span text:style-name="T147"><text:tab/></text:span><text:span text:style-name="T198">public function</text:span><text:span text:style-name="T147"> gravarClienteAction()</text:span></text:p>
            <text:p><text:span text:style-name="T147">{</text:span></text:p>
            <text:p><text:span text:style-name="T146"><text:s/></text:span><text:span text:style-name="T146"><text:tab/></text:span><text:span text:style-name="T146"><text:tab/></text:span><text:span text:style-name="T146">$cpf</text:span><text:span text:style-name="T147"> = $this</text:span><text:span text:style-name="T199">-&gt;params()</text:span><text:span text:style-name="T147">('cpf');</text:span></text:p>
            <text:p><text:span text:style-name="T190"/></text:p>
            <text:p><text:span text:style-name="T146"><text:s/></text:span><text:span text:style-name="T146"><text:tab/></text:span><text:span text:style-name="T146"><text:tab/></text:span><text:span text:style-name="T146">$email</text:span><text:span text:style-name="T147"> = $this</text:span><text:span text:style-name="T199">-&gt;params()</text:span><text:span text:style-name="T200">'email'</text:span><text:span text:style-name="T147">);</text:span></text:p>
            <text:p><text:span text:style-name="T201"/></text:p>
            <text:p><text:span text:style-name="T146"><text:s/></text:span><text:span text:style-name="T146"><text:tab/></text:span><text:span text:style-name="T146"><text:tab/></text:span><text:span text:style-name="T146">$senha</text:span><text:span text:style-name="T147"> = $this</text:span><text:span text:style-name="T199">-&gt;params()</text:span><text:span text:style-name="T147">(</text:span><text:span text:style-name="T200">'senha'</text:span><text:span text:style-name="T147">);</text:span></text:p>
            <text:p><text:span text:style-name="T201"/></text:p>
            <text:p><text:span text:style-name="T146"><text:s/></text:span><text:span text:style-name="T146"><text:tab/></text:span><text:span text:style-name="T146"><text:tab/></text:span><text:span text:style-name="T146">$senha2</text:span><text:span text:style-name="T147"> = $this</text:span><text:span text:style-name="T199">-&gt;params()</text:span><text:span text:style-name="T147">(</text:span><text:span text:style-name="T200">'senha2'</text:span><text:span text:style-name="T14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><text:s/></text:span><text:span text:style-name="T202"><text:tab/></text:span><text:span text:style-name="T202">if</text:span><text:span text:style-name="T184"> (</text:span><text:span text:style-name="T186">$cpfExiste</text:span><text:span text:style-name="T184">)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CPF já cadastrado'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'/index/cadastrar');</text:span></text:p>
            <text:p><text:span text:style-name="T202"><text:s/></text:span><text:span text:style-name="T202"><text:tab/></text:span><text:span text:style-name="T202">exit</text:span><text:span text:style-name="T184">;</text:span></text:p>
            <text:p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email = ?'</text:span><text:span text:style-name="T184">, </text:span><text:span text:style-name="T186">$email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4"> = </text:span><text:span text:style-name="T186">$table</text:span><text:span text:style-name="T184">-&gt;fetchAll(</text:span><text:span text:style-name="T186">$where</text:span><text:span text:style-name="T184">)-&gt;toArray();</text:span></text:p>
            <text:p><text:span text:style-name="T186"><text:s/></text:span><text:span text:style-name="T186"><text:tab/></text:span><text:span text:style-name="T186"><text:tab/></text:span><text:span text:style-name="T186">$emailExiste</text:span><text:span text:style-name="T184"> = !</text:span><text:span text:style-name="T202">empty</text:span><text:span text:style-name="T184">(</text:span><text:span text:style-name="T186">$usuario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>if</text:span><text:span text:style-name="T184"> (</text:span><text:span text:style-name="T186">$emailExiste</text:span><text:span text:style-name="T184">)</text:span></text:p>
            <text:p><text:span text:style-name="T184">{</text:span></text:p>
            <text:p><text:span text:style-name="T186">$_SESSION</text:span><text:span text:style-name="T184">[</text:span><text:span text:style-name="T187">'mensagem'</text:span><text:span text:style-name="T184">] = '</text:span><text:span text:style-name="T187">E-mail já cadastrado'</text:span><text:span text:style-name="T184">;</text:span></text:p>
            <text:p><text:span text:style-name="T186">$this</text:span><text:span text:style-name="T184">-&gt;_redirect(</text:span><text:span text:style-name="T187">'/index/cadastrar'</text:span><text:span text:style-name="T184">);</text:span></text:p>
            <text:p><text:span text:style-name="T202">exit</text:span><text:span text:style-name="T184">;</text:span></text:p>
            <text:p><text:span text:style-name="T184">}</text:span></text:p>
            <text:p><text:span text:style-name="T186">$dados</text:span><text:span text:style-name="T184"> = array(</text:span><text:span text:style-name="T187">'cpf'</text:span><text:span text:style-name="T184">=&gt;</text:span><text:span text:style-name="T186">$cpf</text:span><text:span text:style-name="T184">,</text:span><text:span text:style-name="T187">'email'</text:span><text:span text:style-name="T184">=&gt;</text:span><text:span text:style-name="T186">$email</text:span><text:span text:style-name="T184">,</text:span><text:span text:style-name="T187">'senha'</text:span><text:span text:style-name="T184">=&gt;</text:span><text:span text:style-name="T186">$senha</text:span><text:span text:style-name="T184">);</text:span></text:p>
            <text:p><text:span text:style-name="T186">$table</text:span><text:span text:style-name="T184">-&gt;insert(</text:span><text:span text:style-name="T186">$dados</text:span><text:span text:style-name="T184">);</text:span></text:p>
            <text:p><text:span text:style-name="T186">$this</text:span><text:span text:style-name="T184">-&gt;_redirect(</text:span><text:span text:style-name="T187">'/index/acessar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4">Precisamos agora colocar uma identificação visual que indique que o cliente está identificado.</text:span></text:p>
            <text:p><text:span text:style-name="T204">No arquivo </text:span><text:span text:style-name="T193">pageHeader.phtml</text:span><text:span text:style-name="T204">, incluiremos um bloco de código no </text:span><text:span text:style-name="T205">primeiro</text:span><text:span text:style-name="T204"> trecho em PHP </text:span><text:span text:style-name="T205">antes do código HTML</text:span><text:span text:style-name="T204">:</text:span></text:p>
            <text:p><text:span text:style-name="T184"/></text:p>
            <text:p><text:span text:style-name="T184"><text:s/></text:span><text:span text:style-name="T184"><text:tab/></text:span><text:span text:style-name="T184">if (!isset($_SESSION['cliente']))</text:span></text:p>
            <text:p><text:span text:style-name="T184">{ $cpf = ''; }</text:span></text:p>
            <text:p><text:span text:style-name="T184"><text:s/></text:span><text:span text:style-name="T184"><text:tab/></text:span><text:span text:style-name="T184">else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$cliente = $_SESSION['cliente'];</text:span></text:p>
            <text:p><text:span text:style-name="T184"><text:s/></text:span><text:span text:style-name="T184"><text:tab/></text:span><text:span text:style-name="T184"><text:tab/></text:span><text:span text:style-name="T184">$cpf = $cliente['cpf'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06">Perceba que os links Acessar e Cadastrar não fazem sentido se o usuário já se identificou. Então temos que trocá-los por um outro link, chamado Sair:</text:span></text:p>
            <text:p><text:span text:style-name="T207"/></text:p>
            <text:p><text:span text:style-name="T208">&lt;?php</text:span></text:p>
            <text:p><text:span text:style-name="T208">if ($cpf=='')</text:span></text:p>
            <text:p><text:span text:style-name="T208">{</text:span></text:p>
            <text:p><text:span text:style-name="T208">?&gt;</text:span></text:p>
            <text:p><text:span text:style-name="T208">&lt;a href="/zend/acme/index/acessar" &gt;Acessar&lt;/a&gt;&amp;nbsp;</text:span></text:p>
            <text:p><text:span text:style-name="T208">&lt;a href="/zend/acme/index/cadastrar" &gt;Cadastrar&lt;/a&gt;</text:span></text:p>
            <text:p><text:span text:style-name="T208">&lt;?php</text:span></text:p>
            <text:p><text:span text:style-name="T208">}</text:span></text:p>
            <text:p><text:span text:style-name="T208">else</text:span></text:p>
            <text:p><text:span text:style-name="T208">{</text:span></text:p>
            <text:p><text:span text:style-name="T208">?&gt;</text:span></text:p>
            <text:p><text:span text:style-name="T208">&lt;a href="/zend/acme/index/logout" &gt;Sair&lt;/a&gt;</text:span></text:p>
            <text:p><text:span text:style-name="T208">&lt;?php</text:span></text:p>
            <text:p><text:span text:style-name="T208">}</text:span></text:p>
            <text:p><text:span text:style-name="T20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209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209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184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184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10">Agora seremos obrigado a criar o método logout na classe IndexController:</text:span></text:p>
            <text:p><text:span text:style-name="T210"/></text:p>
            <text:p><text:span text:style-name="T211">/* Encerra a sessão do cliente, destruindo o </text:span><text:span text:style-name="T211"><text:tab/></text:span><text:span text:style-name="T211">carrinho */</text:span></text:p>
            <text:p><text:span text:style-name="T132">public function</text:span><text:span text:style-name="T212"> logoutAction()</text:span></text:p>
            <text:p><text:span text:style-name="T212">{</text:span></text:p>
            <text:p><text:span text:style-name="T212">/* Mata todas as variáveis de sessão */</text:span></text:p>
            <text:p><text:span text:style-name="T213">$_SESSION</text:span><text:span text:style-name="T212"> = </text:span><text:span text:style-name="T132">array</text:span><text:span text:style-name="T212">();</text:span></text:p>
            <text:p><text:span text:style-name="T212">/* Apaga o cookie de sessão */</text:span></text:p>
            <text:p><text:span text:style-name="T132">if</text:span><text:span text:style-name="T212"> (</text:span><text:span text:style-name="T132">isset</text:span><text:span text:style-name="T212">($_COOKIE[session_name()])) {setcookie(session_name(), '', time()-42000, </text:span><text:span text:style-name="T214">'/'</text:span><text:span text:style-name="T212">);</text:span></text:p>
            <text:p><text:span text:style-name="T212">}</text:span></text:p>
            <text:p><text:span text:style-name="T215">/* Destrói a sessão. */</text:span></text:p>
            <text:p><text:span text:style-name="T216">session_destroy</text:span><text:span text:style-name="T212">();</text:span></text:p>
            <text:p><text:span text:style-name="T217">$this</text:span><text:span text:style-name="T212">-&gt;_redirect(</text:span><text:span text:style-name="T214">'/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Finalmente, vamos retornar para o fechamento da compra e finalizá-lo. Vamos criar o arquivo de visão </text:span><text:span text:style-name="T193">fechar.phtml</text:span><text:span text:style-name="T204">:</text:span></text:p>
            <text:p><text:span text:style-name="T204"/></text:p>
            <text:p><text:span text:style-name="T184">&lt;center&gt;</text:span></text:p>
            <text:p><text:span text:style-name="T184">&lt;form action="/zend/acme/carrinho/gravarCompra" method="post"&gt;</text:span></text:p>
            <text:p><text:span text:style-name="T184">&lt;h2&gt;Forma de pagamento:&lt;/h2&gt;</text:span></text:p>
            <text:p><text:span text:style-name="T184">&lt;?=$this-&gt;escape('Boleto Bancário')?&gt;</text:span></text:p>
            <text:p><text:span text:style-name="T184">&lt;input name="formaPagamento" value="boleto" id="formaPagamento" type="radio"/&gt;</text:span></text:p>
            <text:p><text:span text:style-name="T184">&lt;?=$this-&gt;escape('Cartão de Crédito')?&gt;</text:span></text:p>
            <text:p><text:span text:style-name="T184">&lt;input name="formaPagamento" value="cartao" id="formaPagamento" type="radio"/&gt;</text:span></text:p>
            <text:p><text:span text:style-name="T184">&lt;input type="submit" name="gravar" value="Gravar"/&gt;</text:span></text:p>
            <text:p><text:span text:style-name="T184">&lt;/form&gt;</text:span></text:p>
            <text:p><text:span text:style-name="T184">&lt;/center&gt;</text:span></text:p>
            <text:p><text:span text:style-name="T18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, faremos o método </text:span><text:span text:style-name="T193">gravarCompra</text:span><text:span text:style-name="T204">, que efetivamente fecha o pedido.</text:span></text:p>
            <text:p><text:span text:style-name="T204">O pedido de compra será armazenado em uma tabela chamada </text:span><text:span text:style-name="T205">pedidos</text:span><text:span text:style-name="T204">. Os itens do pedido serão guardados em uma tabela chamada </text:span><text:span text:style-name="T205">itens</text:span><text:span text:style-name="T204">.</text:span></text:p>
            <text:p><text:span text:style-name="T204">A tabela</text:span><text:span text:style-name="T205"> pedidos</text:span><text:span text:style-name="T204"> terá os seguintes campos:</text:span></text:p>
            <text:p><text:span text:style-name="T204"/></text:p>
            <text:p><text:span text:style-name="T204">➔</text:span><text:span text:style-name="T218">id</text:span><text:span text:style-name="T204"> : serial / (não nulo, chave única e chave primária)</text:span></text:p>
            <text:p><text:span text:style-name="T204">➔</text:span><text:span text:style-name="T218"> </text:span><text:span text:style-name="T218">codigo</text:span><text:span text:style-name="T219"> </text:span><text:span text:style-name="T20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06">A tabela </text:span><text:span text:style-name="T220">itens</text:span><text:span text:style-name="T206"> terá os seguintes campos:</text:span></text:p>
            <text:p><text:span text:style-name="T206">➔</text:span><text:span text:style-name="T220">id</text:span><text:span text:style-name="T206"> : serial / (não nulo, chave única e chave primária)</text:span></text:p>
            <text:p><text:span text:style-name="T206">➔</text:span><text:span text:style-name="T220"> </text:span><text:span text:style-name="T220">pedido_id</text:span><text:span text:style-name="T206"> : integer</text:span></text:p>
            <text:p><text:span text:style-name="T206">➔ </text:span><text:span text:style-name="T220">produto_id</text:span><text:span text:style-name="T206">: integer</text:span></text:p>
            <text:p><text:span text:style-name="T206">➔ </text:span><text:span text:style-name="T220">valor</text:span><text:span text:style-name="T206">: money</text:span></text:p>
            <text:p><text:span text:style-name="T206">➔ </text:span><text:span text:style-name="T220">quantidade</text:span><text:span text:style-name="T206">: integer</text:span></text:p>
            <text:p><text:span text:style-name="T206"/></text:p>
            <text:p><text:span text:style-name="T206">Vamos ignorar a gravação da forma de pagamento.</text:span></text:p>
            <text:p><text:span text:style-name="T206">Bem, agora sim, vamos construir o método </text:span><text:span text:style-name="T221">gravarCompra</text:span><text:span text:style-name="T206">:</text:span></text:p>
            <text:p><text:span text:style-name="T222"/></text:p>
            <text:p><text:span text:style-name="T222">/* Grava o pedido de compra */</text:span></text:p>
            <text:p><text:span text:style-name="T223">public function</text:span><text:span text:style-name="T208"> gravarCompra()</text:span></text:p>
            <text:p><text:span text:style-name="T208">{</text:span></text:p>
            <text:p><text:span text:style-name="T224">$formaEscolhida</text:span><text:span text:style-name="T208"> = </text:span><text:span text:style-name="T224">$this</text:span><text:span text:style-name="T225">-&gt;params()</text:span><text:span text:style-name="T208">(</text:span><text:span text:style-name="T226">'formaPagamento'</text:span><text:span text:style-name="T208">);</text:span></text:p>
            <text:p><text:span text:style-name="T224">$formasPagamento</text:span><text:span text:style-name="T208"> = </text:span><text:span text:style-name="T227">array</text:span><text:span text:style-name="T208">(</text:span><text:span text:style-name="T228">'boleto'=&gt;'Boleto</text:span></text:p>
            <text:p><text:span text:style-name="T228">Bancário','cartao'=&gt;'Cartão de Crédito'</text:span><text:span text:style-name="T208">);</text:span></text:p>
            <text:p><text:span text:style-name="T224">$codigo</text:span><text:span text:style-name="T208"> = </text:span><text:span text:style-name="T229">mt_rand</text:span><text:span text:style-name="T20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38"/></text:p>
            <text:p><text:span text:style-name="T138"/></text:p>
            <text:p><text:span text:style-name="T138"><text:s/></text:span><text:span text:style-name="T138"><text:tab/></text:span><text:span text:style-name="T138"><text:tab/></text:span><text:span text:style-name="T138">$pedido</text:span><text:span text:style-name="T149"> = </text:span><text:span text:style-name="T230">new Pedidos();</text:span></text:p>
            <text:p><text:span text:style-name="T138"><text:s/></text:span><text:span text:style-name="T138"><text:tab/></text:span><text:span text:style-name="T138"><text:tab/></text:span><text:span text:style-name="T138">$idPedido</text:span><text:span text:style-name="T149"> = </text:span><text:span text:style-name="T138">$pedido</text:span><text:span text:style-name="T230">-&gt;insert(array</text:span><text:span text:style-name="T149">(</text:span><text:span text:style-name="T231">'codigo'</text:span><text:span text:style-name="T230">=&gt;</text:span><text:span text:style-name="T138">$codigo</text:span><text:span text:style-name="T149">));</text:span></text:p>
            <text:p><text:span text:style-name="T138"><text:s/></text:span><text:span text:style-name="T138"><text:tab/></text:span><text:span text:style-name="T138"><text:tab/></text:span><text:span text:style-name="T138">$itens</text:span><text:span text:style-name="T149"> = </text:span><text:span text:style-name="T230">$_SESSION</text:span><text:span text:style-name="T149">[</text:span><text:span text:style-name="T231">'carrinho'</text:span><text:span text:style-name="T149">];</text:span></text:p>
            <text:p><text:span text:style-name="T230"><text:s/></text:span><text:span text:style-name="T230"><text:tab/></text:span><text:span text:style-name="T230">foreach</text:span><text:span text:style-name="T149"> (</text:span><text:span text:style-name="T138">$itens</text:span><text:span text:style-name="T149"> </text:span><text:span text:style-name="T230">as</text:span><text:span text:style-name="T149"> </text:span><text:span text:style-name="T138">$item</text:span><text:span text:style-name="T149">)</text:span></text:p>
            <text:p><text:span text:style-name="T149">{</text:span></text:p>
            <text:p><text:span text:style-name="T138"><text:s/></text:span><text:span text:style-name="T138"><text:tab/></text:span><text:span text:style-name="T138"><text:tab/></text:span><text:span text:style-name="T138">$dados</text:span><text:span text:style-name="T149"> = array(</text:span><text:span text:style-name="T231">'pedido_id'</text:span><text:span text:style-name="T149">=&gt;</text:span><text:span text:style-name="T138">$idPedido</text:span><text:span text:style-name="T149">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produto_id'</text:span><text:span text:style-name="T149">=&gt;</text:span><text:span text:style-name="T138">$item</text:span><text:span text:style-name="T149">[</text:span><text:span text:style-name="T231">'id'</text:span><text:span text:style-name="T149">]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valor'</text:span><text:span text:style-name="T149">=&gt;</text:span><text:span text:style-name="T138">$item</text:span><text:span text:style-name="T149">[</text:span><text:span text:style-name="T231">'valor'</text:span><text:span text:style-name="T149">]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quantidade'</text:span><text:span text:style-name="T149">=&gt;</text:span><text:span text:style-name="T138">$item</text:span><text:span text:style-name="T149">[</text:span><text:span text:style-name="T231">'quantidade'</text:span><text:span text:style-name="T14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novoItem</text:span><text:span text:style-name="T184"> = </text:span><text:span text:style-name="T202">new</text:span><text:span text:style-name="T184"> </text:span><text:span text:style-name="T187">Itens();</text:span></text:p>
            <text:p><text:span text:style-name="T186"><text:s/></text:span><text:span text:style-name="T186"><text:tab/></text:span><text:span text:style-name="T186">$novoItem</text:span><text:span text:style-name="T187">-&gt;insert</text:span><text:span text:style-name="T184">(</text:span><text:span text:style-name="T186">$dados</text:span><text:span text:style-name="T184">);</text:span></text:p>
            <text:p><text:span text:style-name="T184">}</text:span></text:p>
            <text:p><text:span text:style-name="T202">unset</text:span><text:span text:style-name="T184">(</text:span><text:span text:style-name="T186">$_SESSION</text:span><text:span text:style-name="T184">[</text:span><text:span text:style-name="T187">'carrinho'</text:span><text:span text:style-name="T184">]);</text:span></text:p>
            <text:p><text:span text:style-name="T186"><text:s/></text:span><text:span text:style-name="T186"><text:tab/></text:span><text:span text:style-name="T186"><text:tab/></text:span><text:span text:style-name="T186">$mensagem</text:span><text:span text:style-name="T184"> = </text:span><text:span text:style-name="T187">"O pedido</text:span><text:span text:style-name="T184"> </text:span><text:span text:style-name="T186">$codigo</text:span><text:span text:style-name="T184"> </text:span><text:span text:style-name="T187">pago com <text:s/></text:span><text:span text:style-name="T187"><text:tab/></text:span><text:span text:style-name="T187"><text:tab/></text:span><text:span text:style-name="T187"><text:tab/></text:span><text:span text:style-name="T187"> 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4">{</text:span><text:span text:style-name="T186">$formasPagamento</text:span><text:span text:style-name="T184">[</text:span><text:span text:style-name="T186">$formaEscolhida</text:span><text:span text:style-name="T184">]} </text:span><text:span text:style-name="T187">foi</text:span></text:p>
            <text:p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finalizado com sucesso"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 = Zend_Registry::get(</text:span><text:span text:style-name="T187">'view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mensagem=$mensagem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body'</text:span><text:span text:style-name="T184">,</text:span><text:span text:style-name="T187">'gravarCompra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E, para finalizar, vamos criar a visão que exibe a mensagem com o número do pedido. Em </text:span><text:span text:style-name="T193">views/scripts</text:span><text:span text:style-name="T204">, crie o arquivo </text:span><text:span text:style-name="T193">gravarCompra.phtml</text:span><text:span text:style-name="T204">. Aqui vai ter um problema. Em views/scripts/carrinho o arquivo continente terá de se chamar </text:span><text:span text:style-name="T193">gravarcompra.phtml.</text:span></text:p>
            <text:p><text:span text:style-name="T193"/></text:p>
            <text:p><text:span text:style-name="T184">&lt;h3 id="warning"&gt;&lt;?=$this-&gt;mensagem?&gt;&lt;/h3&gt;</text:span></text:p>
            <text:p><text:span text:style-name="T184">&lt;a href="/zend/acme/"&gt;Página inicial&lt;/a&gt;</text:span></text:p>
            <text:p><text:span text:style-name="T184"/></text:p>
            <text:p><text:span text:style-name="T204">Agora, só falta implementar a busca de produtos por nome e a parte do cliente está praticamente completa. Vamos deixar a busca com outro controlador. No diretório </text:span><text:span text:style-name="T193">controllers</text:span><text:span text:style-name="T204">, criaremos o arquivo </text:span><text:span text:style-name="T193">BuscasController.php</text:span><text:span text:style-name="T20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33">/**</text:span></text:p>
            <text:p><text:span text:style-name="T233">* Este método será executado sempre que a classe</text:span></text:p>
            <text:p><text:span text:style-name="T233">for instanciada,</text:span></text:p>
            <text:p><text:span text:style-name="T233">* depois do construtor.</text:span></text:p>
            <text:p><text:span text:style-name="T233">* Faz o carregamento das classes que serão</text:span></text:p>
            <text:p><text:span text:style-name="T233">usadas pelo controlador.</text:span></text:p>
            <text:p><text:span text:style-name="T233">*</text:span></text:p>
            <text:p><text:span text:style-name="T233">* @return void</text:span></text:p>
            <text:p><text:span text:style-name="T233">*/</text:span></text:p>
            <text:p><text:span text:style-name="T18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6">/**</text:span></text:p>
            <text:p><text:span text:style-name="T186">* Método que mostra o resultado da pesquisa</text:span></text:p>
            <text:p><text:span text:style-name="T186">*</text:span></text:p>
            <text:p><text:span text:style-name="T186">* @return void</text:span></text:p>
            <text:p><text:span text:style-name="T186">*/</text:span></text:p>
            <text:p><text:span text:style-name="T202"><text:s/></text:span><text:span text:style-name="T202"><text:tab/></text:span><text:span text:style-name="T202">public function</text:span><text:span text:style-name="T233"> </text:span><text:span text:style-name="T184">indexAction()</text:span></text:p>
            <text:p><text:span text:style-name="T184"><text:s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chave</text:span><text:span text:style-name="T233"> </text:span><text:span text:style-name="T184">= (string)$this→_request→getParam('nome'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233"> </text:span><text:span text:style-name="T184">=</text:span><text:span text:style-name="T233"> </text:span><text:span text:style-name="T184">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233"> </text:span><text:span text:style-name="T184">=</text:span><text:span text:style-name="T202"> new</text:span><text:span text:style-name="T233"> </text:span><text:span text:style-name="T184">Produt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233"> </text:span><text:span text:style-name="T184">=</text:span><text:span text:style-name="T233"> </text:span><text:span text:style-name="T187">"position('$chave' in nome)&gt;0"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produto</text:span><text:span text:style-name="T233"> </text:span><text:span text:style-name="T184">=</text:span><text:span text:style-name="T233"> </text:span><text:span text:style-name="T186">$table</text:span><text:span text:style-name="T184">-&gt;fetchAll(</text:span><text:span text:style-name="T186">$where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'</text:span><text:span text:style-name="T184">,</text:span><text:span text:style-name="T186">$produtos</text:span><text:span text:style-name="T184">-&gt;toArray()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index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}</text:span></text:p>
            <text:p><text:span text:style-name="T184"/></text:p>
            <text:p><text:span text:style-name="T234"><text:s/></text:span><text:span text:style-name="T204"><text:tab/></text:span><text:span text:style-name="T204">Não podemos esquecer de criar a visão </text:span><text:span text:style-name="T193">buscas.phtml </text:span><text:span text:style-name="T204">vazio no diretório </text:span><text:span text:style-name="T193">buscas</text:span><text:span text:style-name="T204"> de </text:span><text:span text:style-name="T193">views/scripts</text:span><text:span text:style-name="T204">. Não precisamos criar um homônimo na raiz de </text:span><text:span text:style-name="T193">views/scripts</text:span><text:span text:style-name="T204"> porque usaremos o </text:span><text:span text:style-name="T193">index.phtml</text:span><text:span text:style-name="T204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.4cm" svg:height="16cm" svg:x="0.686cm" svg:y="4.8cm" presentation:class="outline" presentation:user-transformed="true">
          <draw:text-box>
            <text:p><text:span text:style-name="T204">E assim, finalizamos a parte que interessa ao cliente. Agora precisamos criar um módulo para que o estoquista da loja consiga fazer a manutenção dos produtos em estoque.</text:span></text:p>
            <text:p><text:span text:style-name="T204"/></text:p>
            <text:p><text:span text:style-name="T204">Para isso, criaremos um outro controlador, que irá cuidar dessa parte de estoque. O nome do arquivo será </text:span><text:span text:style-name="T193">EstoqueController.php.</text:span></text:p>
            <text:p><text:span text:style-name="T204"/></text:p>
            <text:p><text:span text:style-name="T204">O comportamento padrão (método </text:span><text:span text:style-name="T193">index</text:span><text:span text:style-name="T204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cm" svg:height="16cm" svg:x="1.086cm" svg:y="4.6cm" presentation:class="outline" presentation:user-transformed="true">
          <draw:text-box>
            <text:p><text:span text:style-name="T235">class</text:span><text:span text:style-name="T236"> EstoqueController </text:span><text:span text:style-name="T235">extends</text:span><text:span text:style-name="T236"> Zend_Controller_Action</text:span></text:p>
            <text:p><text:span text:style-name="T236">{</text:span></text:p>
            <text:p><text:span text:style-name="T237"><text:s/></text:span><text:span text:style-name="T237"><text:tab/></text:span><text:span text:style-name="T237">/**</text:span></text:p>
            <text:p><text:span text:style-name="T237"><text:s/></text:span><text:span text:style-name="T237"><text:tab/></text:span><text:span text:style-name="T237"> </text:span><text:span text:style-name="T237">* Este método será executado sempre que a classe for instanciada,</text:span></text:p>
            <text:p><text:span text:style-name="T237"><text:s/></text:span><text:span text:style-name="T237"><text:tab/></text:span><text:span text:style-name="T237"> </text:span><text:span text:style-name="T237">* depois do construtor.</text:span></text:p>
            <text:p><text:span text:style-name="T237"><text:s/></text:span><text:span text:style-name="T237"><text:tab/></text:span><text:span text:style-name="T237"> </text:span><text:span text:style-name="T237">* Faz o carregamento das classes que serão usadas pelo controlador.</text:span></text:p>
            <text:p><text:span text:style-name="T237"><text:s/></text:span><text:span text:style-name="T237"><text:tab/></text:span><text:span text:style-name="T237"> </text:span><text:span text:style-name="T237">*</text:span></text:p>
            <text:p><text:span text:style-name="T237"><text:s/></text:span><text:span text:style-name="T237"><text:tab/></text:span><text:span text:style-name="T237"> </text:span><text:span text:style-name="T237">* @return void</text:span></text:p>
            <text:p><text:span text:style-name="T237"><text:s/></text:span><text:span text:style-name="T237"><text:tab/></text:span><text:span text:style-name="T237"> </text:span><text:span text:style-name="T237">*/</text:span></text:p>
            <text:p><text:span text:style-name="T23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O formulário de login estará em </text:span><text:span text:style-name="T193">estoqueLogin.phtml</text:span><text:span text:style-name="T204"> dentro de </text:span><text:span text:style-name="T193">views/scripts</text:span><text:span text:style-name="T204">:</text:span></text:p>
            <text:p><text:span text:style-name="T204"/></text:p>
            <text:p><text:span text:style-name="T184">&lt;h2 id="warning"&gt;&lt;?=$this-&gt;mensagem?&gt;&lt;/h2&gt;</text:span></text:p>
            <text:p><text:span text:style-name="T184">&lt;center&gt;</text:span></text:p>
            <text:p><text:span text:style-name="T184">&lt;form action="/zend/acme/estoque/login"</text:span></text:p>
            <text:p><text:span text:style-name="T184">method="post"&gt;</text:span></text:p>
            <text:p><text:span text:style-name="T184">CPF:</text:span></text:p>
            <text:p><text:span text:style-name="T184">&lt;input name="cpf" value="" id="cpf" type="text"&gt;</text:span></text:p>
            <text:p><text:span text:style-name="T184">senha:</text:span></text:p>
            <text:p><text:span text:style-name="T184">&lt;input name="senha" value="" id="senha"</text:span></text:p>
            <text:p><text:span text:style-name="T184">type="password"&gt;</text:span></text:p>
            <text:p><text:span text:style-name="T184">&lt;input type="submit" name="login" value="Login"/&gt;</text:span></text:p>
            <text:p><text:span text:style-name="T184">&lt;/form&gt;</text:span></text:p>
            <text:p><text:span text:style-name="T18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Vamos usar um outro cabeçalho para o controle de estoque. Ele ficará no arquivo </text:span><text:span text:style-name="T193">estoqueHeader.phtml</text:span><text:span text:style-name="T204">:</text:span></text:p>
            <text:p><text:span text:style-name="T184"/></text:p>
            <text:p><text:span text:style-name="T184">&lt;div id="header"&gt;</text:span></text:p>
            <text:p><text:span text:style-name="T184">&lt;h1 id="logomarca_customer"&gt;Lojas Acme&lt;/h1&gt;</text:span></text:p>
            <text:p><text:span text:style-name="T18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0">Agora vamos fazer o método padrão que irá gerar a página inicial</text:span></text:p>
            <text:p><text:span text:style-name="T210">do controle de estoque:</text:span></text:p>
            <text:p><text:span text:style-name="T21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212"> indexAction()</text:span></text:p>
            <text:p><text:span text:style-name="T212"><text:s/></text:span><text:span text:style-name="T212"><text:tab/></text:span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viewModel</text:span><text:span text:style-name="T212"> = Zend_Registry::get(</text:span><text:span text:style-name="T214">'viewModel'</text:span><text:span text:style-name="T212">);</text:span></text:p>
            <text:p><text:span text:style-name="T212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mensagem=$mensagem,isset(</text:span><text:span text:style-name="T213">$_SESSION</text:span><text:span text:style-name="T212">[</text:span><text:span text:style-name="T214">'mensagem'</text:span><text:span text:style-name="T212">]) ?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$_SESSION</text:span><text:span text:style-name="T212">[</text:span><text:span text:style-name="T214">'mensagem'</text:span><text:span text:style-name="T212">] : </text:span><text:span text:style-name="T214">'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$_SESSION</text:span><text:span text:style-name="T212">[</text:span><text:span text:style-name="T214">'mensagem'</text:span><text:span text:style-name="T212">] = </text:span><text:span text:style-name="T214">''</text:span><text:span text:style-name="T212">;</text:span><text:span text:style-name="T212"><text:tab/>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header'</text:span><text:span text:style-name="T212">,</text:span><text:span text:style-name="T214">'estoqueHeader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body'</text:span><text:span text:style-name="T212">,</text:span><text:span text:style-name="T214">'estoqueLogin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footer'</text:span><text:span text:style-name="T212">,</text:span><text:span text:style-name="T214">'pageFooter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this</text:span><text:span text:style-name="T212">-&gt;_response-&gt;setBody($viewModel-&gt;render(</text:span><text:span text:style-name="T214">'default.phtml'</text:span><text:span text:style-name="T212">));</text:span></text:p>
            <text:p><text:span text:style-name="T212"><text:s/></text:span><text:span text:style-name="T212"><text:tab/></text:span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0">O método </text:span><text:span text:style-name="T238">login</text:span><text:span text:style-name="T210"> que responde ao formulário de login será este:</text:span></text:p>
            <text:p><text:span text:style-name="T21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212"> loginAction()</text:span></text:p>
            <text:p><text:span text:style-name="T212"><text:s/></text:span><text:span text:style-name="T212"><text:tab/></text:span><text:span text:style-name="T212"><text:tab/></text:span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cpf</text:span><text:span text:style-name="T212"> = (</text:span><text:span text:style-name="T132">string</text:span><text:span text:style-name="T212">)</text:span><text:span text:style-name="T213">$this</text:span><text:span text:style-name="T154">-&gt;params()</text:span><text:span text:style-name="T212">(</text:span><text:span text:style-name="T214">'cpf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senha</text:span><text:span text:style-name="T212"> = (</text:span><text:span text:style-name="T132">string)</text:span><text:span text:style-name="T213">$this</text:span><text:span text:style-name="T212">-</text:span><text:span text:style-name="T173">&gt;params()</text:span><text:span text:style-name="T212">(</text:span><text:span text:style-name="T214">'senha'</text:span><text:span text:style-name="T212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212"> (</text:span><text:span text:style-name="T213">$cpf</text:span><text:span text:style-name="T212">)</text:span></text:p>
            <text:p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where</text:span><text:span text:style-name="T212"> = </text:span><text:span text:style-name="T213">$table</text:span><text:span text:style-name="T212">-&gt;getAdapter()-&gt;quoteInto(</text:span><text:span text:style-name="T214">'cpf= ?'</text:span><text:span text:style-name="T212">, </text:span><text:span text:style-name="T213">$cpf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usuario</text:span><text:span text:style-name="T212"> = </text:span><text:span text:style-name="T213">$table</text:span><text:span text:style-name="T212">-&gt;fetchAll(</text:span><text:span text:style-name="T213">$where</text:span><text:span text:style-name="T212">)-&gt;toArray();</text:span></text:p>
            <text:p><text:span text:style-name="T212"><text:s/></text:span><text:span text:style-name="T212"><text:tab/></text:span><text:span text:style-name="T212"><text:tab/></text:span><text:span text:style-name="T212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212"><text:s/></text:span><text:span text:style-name="T212"><text:tab/></text:span><text:span text:style-name="T212"><text:tab/></text:span><text:span text:style-name="T212">{ </text:span><text:span text:style-name="T213">$usuario</text:span><text:span text:style-name="T212"> = </text:span><text:span text:style-name="T214">NULL</text:span><text:span text:style-name="T212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37"><text:s/></text:span><text:span text:style-name="T137"><text:tab/></text:span><text:span text:style-name="T137">if</text:span><text:span text:style-name="T149"> (</text:span><text:span text:style-name="T137">!empty</text:span><text:span text:style-name="T149">(</text:span><text:span text:style-name="T148">$usuario</text:span><text:span text:style-name="T149">) &amp;&amp; </text:span><text:span text:style-name="T148">$usuario</text:span><text:span text:style-name="T149">[0][</text:span><text:span text:style-name="T231">'senha'</text:span><text:span text:style-name="T149">] == </text:span><text:span text:style-name="T148">$senha</text:span><text:span text:style-name="T149">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_SESSION</text:span><text:span text:style-name="T149">[</text:span><text:span text:style-name="T231">'estoquista'</text:span><text:span text:style-name="T149">] = </text:span><text:span text:style-name="T148">$usuario</text:span><text:span text:style-name="T149">[0];</text:span></text:p>
            <text:p><text:span text:style-name="T149"><text:s/></text:span><text:span text:style-name="T149"><text:tab/></text:span><text:span text:style-name="T149"><text:tab/></text:span><text:span text:style-name="T149">$this-&gt;_redirect(</text:span><text:span text:style-name="T231">'/estoque/manterproduto'</text:span><text:span text:style-name="T149">);</text:span></text:p>
            <text:p><text:span text:style-name="T149"><text:s/></text:span><text:span text:style-name="T149">}</text:span></text:p>
            <text:p><text:span text:style-name="T137"><text:s/></text:span><text:span text:style-name="T137"><text:tab/></text:span><text:span text:style-name="T137">else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_SESSION</text:span><text:span text:style-name="T149">[</text:span><text:span text:style-name="T231">'mensagem'</text:span><text:span text:style-name="T149">] = </text:span><text:span text:style-name="T231">'dados inválidos'</text:span><text:span text:style-name="T149">;</text:span></text:p>
            <text:p><text:span text:style-name="T149"><text:s/></text:span><text:span text:style-name="T149"><text:tab/></text:span><text:span text:style-name="T149"><text:tab/></text:span><text:span text:style-name="T149">$this-&gt;_redirect(</text:span><text:span text:style-name="T231">'/estoque'</text:span><text:span text:style-name="T149">);</text:span></text:p>
            <text:p><text:span text:style-name="T149"><text:s/></text:span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39"><text:s/></text:span><text:span text:style-name="T239"><text:tab/></text:span><text:span text:style-name="T239"><text:tab/></text:span><text:span text:style-name="T239">/* Exibe o menu de operações de estoque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149"> manterProduto()</text:span></text:p>
            <text:p><text:span text:style-name="T149"><text:s/></text:span><text:span text:style-name="T149">{</text:span></text:p>
            <text:p><text:span text:style-name="T137"><text:s/></text:span><text:span text:style-name="T137"><text:tab/></text:span><text:span text:style-name="T137">if </text:span><text:span text:style-name="T149">(!</text:span><text:span text:style-name="T137">isset</text:span><text:span text:style-name="T149">($_SESSION[</text:span><text:span text:style-name="T231">'estoquista'</text:span><text:span text:style-name="T149">]))</text:span></text:p>
            <text:p><text:span text:style-name="T149"><text:s/></text:span><text:span text:style-name="T149"><text:tab/></text:span><text:span text:style-name="T149"><text:tab/></text:span><text:span text:style-name="T149">{ </text:span><text:span text:style-name="T148">$this</text:span><text:span text:style-name="T149">-&gt;_redirect(</text:span><text:span text:style-name="T231">'/estoque'</text:span><text:span text:style-name="T149">);}</text:span></text:p>
            <text:p><text:span text:style-name="T149"><text:s/></text:span><text:span text:style-name="T149"><text:tab/></text:span><text:span text:style-name="T137">else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estoquista</text:span><text:span text:style-name="T149"> = </text:span><text:span text:style-name="T148">$_SESSION</text:span><text:span text:style-name="T149">[</text:span><text:span text:style-name="T231">'estoquista'</text:span><text:span text:style-name="T149">];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' = </text:span><text:span text:style-name="T148">$estoquista</text:span><text:span text:style-name="T149">[</text:span><text:span text:style-name="T231">'cpf'</text:span><text:span text:style-name="T149">];</text:span></text:p>
            <text:p><text:span text:style-name="T148"><text:s/></text:span><text:span text:style-name="T148"><text:tab/></text:span><text:span text:style-name="T148"><text:tab/></text:span><text:span text:style-name="T148">$itens</text:span><text:span text:style-name="T149"> = </text:span><text:span text:style-name="T148">$table</text:span><text:span text:style-name="T149">-&gt;fetchAll());</text:span></text:p>
            <text:p><text:span text:style-name="T149"><text:s/></text:span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08cm" svg:height="16cm" svg:x="0.692cm" svg:y="4.8cm" presentation:class="outline" presentation:user-transformed="true">
          <draw:text-box>
            <text:p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$viewModel-</text:span><text:span text:style-name="T184">&gt;mensagem=$mensagem,isset(</text:span><text:span text:style-name="T186">$_SESSION</text:span><text:span text:style-name="T184">[</text:span><text:span text:style-name="T187">'mensagem'</text:span><text:span text:style-name="T184">]) ?</text:span></text:p>
            <text:p><text:span text:style-name="T186">$_SESSION</text:span><text:span text:style-name="T184">[</text:span><text:span text:style-name="T187">'mensagem'</text:span><text:span text:style-name="T184">] : </text:span><text:span text:style-name="T187">''</text:span><text:span text:style-name="T184">);</text:span></text:p>
            <text:p><text:span text:style-name="T186">$_SESSION</text:span><text:span text:style-name="T184">[</text:span><text:span text:style-name="T187">'mensagem'</text:span><text:span text:style-name="T184">] = </text:span><text:span text:style-name="T187">''</text:span><text:span text:style-name="T184">;</text:span></text:p>
            <text:p><text:span text:style-name="T186">$viewModel-</text:span><text:span text:style-name="T184">&gt;assign(</text:span><text:span text:style-name="T187">'cpf'</text:span><text:span text:style-name="T184">,</text:span><text:span text:style-name="T186">$cpf</text:span><text:span text:style-name="T184">);</text:span></text:p>
            <text:p><text:span text:style-name="T186">$viewModel</text:span><text:span text:style-name="T184">-&gt;assign(</text:span><text:span text:style-name="T187">'itens'</text:span><text:span text:style-name="T184">,</text:span><text:span text:style-name="T186">$itens</text:span><text:span text:style-name="T184">-&gt;toArray());</text:span></text:p>
            <text:p><text:span text:style-name="T186">$viewModel</text:span><text:span text:style-name="T184">-&gt;assign(</text:span><text:span text:style-name="T187">'header'</text:span><text:span text:style-name="T184">,</text:span><text:span text:style-name="T187">'estoqueHeader.phtml'</text:span><text:span text:style-name="T184">);</text:span></text:p>
            <text:p><text:span text:style-name="T186">$viewModel</text:span><text:span text:style-name="T184">-&gt;assign(</text:span><text:span text:style-name="T187">'body'</text:span><text:span text:style-name="T184">,</text:span><text:span text:style-name="T187">'manterProduto.phtml'</text:span><text:span text:style-name="T184">);</text:span></text:p>
            <text:p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<text:s/></text:span><text:span text:style-name="T204"><text:tab/></text:span><text:span text:style-name="T204">E será necessário criar um arquivo </text:span><text:span text:style-name="T193">manterproduto.phtml</text:span><text:span text:style-name="T204"> dentro de </text:span><text:span text:style-name="T193">views/scripts/estoque</text:span><text:span text:style-name="T204">. Mas o corpo mesmo será o </text:span><text:span text:style-name="T193">manterProduto.phtml</text:span><text:span text:style-name="T204"> dentro de </text:span><text:span text:style-name="T193">views/scripts</text:span><text:span text:style-name="T204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508cm" svg:height="16.457cm" svg:x="0.692cm" svg:y="4.343cm" presentation:class="outline" presentation:user-transformed="true">
          <draw:text-box>
            <text:p><text:span text:style-name="T240">Esse será o conteúdo do template </text:span><text:span text:style-name="T241">manterProduto.phtml</text:span><text:span text:style-name="T240">:</text:span></text:p>
            <text:p><text:span text:style-name="T242"/></text:p>
            <text:p><text:span text:style-name="T243">&lt;h2 id="warning"&gt;&lt;?=$this-&gt;mensagem?&gt;&lt;/h2&gt;</text:span></text:p>
            <text:p><text:span text:style-name="T243">&lt;h2&gt;Estoquista: &lt;?=$this-&gt;cpf?&gt;&lt;/h2&gt;</text:span></text:p>
            <text:p><text:span text:style-name="T243">&lt;table id="inventario"&gt;</text:span></text:p>
            <text:p><text:span text:style-name="T243">&lt;thead&gt;</text:span></text:p>
            <text:p><text:span text:style-name="T243">&lt;?php</text:span></text:p>
            <text:p><text:span text:style-name="T243">$titulos = array('Códig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Nom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Quantidad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Preço Unitári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entrad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baix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Excluir');</text:span></text:p>
            <text:p><text:span text:style-name="T243">foreach ($titulos as $titulo)</text:span></text:p>
            <text:p><text:span text:style-name="T243">{</text:span></text:p>
            <text:p><text:span text:style-name="T243"><text:s/></text:span><text:span text:style-name="T243"><text:tab/></text:span><text:span text:style-name="T243">echo '&lt;th&gt;'.$this-&gt;escape($titulo).'&lt;/th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21cm" svg:height="16.457cm" svg:x="0.779cm" svg:y="4.343cm" presentation:class="outline" presentation:user-transformed="true">
          <draw:text-box>
            <text:p><text:span text:style-name="T244">&lt;/thead&gt;</text:span></text:p>
            <text:p><text:span text:style-name="T244">&lt;?php</text:span></text:p>
            <text:p><text:span text:style-name="T244">$somaTotal = 0;</text:span></text:p>
            <text:p><text:span text:style-name="T245"/></text:p>
            <text:p><text:span text:style-name="T244">foreach ($this-&gt;itens as $item)</text:span></text:p>
            <text:p><text:span text:style-name="T244">{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$codigo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$item['id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nome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nome?id='.$codigo.'"&gt;'.$this &gt;escape($item['nome']).'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<text:tab/></text:span><text:span text:style-name="T244">$quantidade </text:span><text:span text:style-name="T244"><text:tab/></text:span><text:span text:style-name="T244"> = $item['quantidade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preco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 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preco?id='.$codigo.'"&gt;'.$item['valor'].'</text:span></text:p>
            <text:p><text:span text:style-name="T244">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$entrada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href="/zend/acme/estoque/entrada?id='.$codigo.'"&gt;E&lt;/a&gt;';</text:span></text:p>
            <text:p><text:span text:style-name="T244"><text:s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baixa?id='.$codigo.'"&gt;B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 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84cm" svg:height="16.457cm" svg:x="0.616cm" svg:y="4.343cm" presentation:class="outline" presentation:user-transformed="true">
          <draw:text-box>
            <text:p><text:span text:style-name="T244">$colunas = array($codig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nom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quantidad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prec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ntrad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);</text:span></text:p>
            <text:p><text:span text:style-name="T244">echo '&lt;tr&gt;';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foreach ($colunas as $coluna)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{ </text:span><text:span text:style-name="T244"><text:tab/>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echo '&lt;td&gt;';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echo $coluna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echo '&lt;/td&gt;'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}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echo '&lt;/tr&gt;';</text:span></text:p>
            <text:p><text:span text:style-name="T244"><text:s/></text:span><text:span text:style-name="T244">}</text:span></text:p>
            <text:p><text:span text:style-name="T244"><text:s/></text:span><text:span text:style-name="T244">?&gt; </text:span><text:span text:style-name="T24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184">&lt;/table&gt;</text:span></text:p>
            <text:p><text:span text:style-name="T18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08cm" svg:height="16.445cm" svg:x="0.692cm" svg:y="4.521cm" presentation:class="outline" presentation:user-transformed="true">
          <draw:text-box>
            <text:p><text:span text:style-name="T210">Agora vamos fazer o método </text:span><text:span text:style-name="T238">logout</text:span><text:span text:style-name="T21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212"> logoutAction()</text:span></text:p>
            <text:p><text:span text:style-name="T212">{</text:span></text:p>
            <text:p><text:span text:style-name="T131">/* Mata todas as variáveis de sessão */</text:span></text:p>
            <text:p><text:span text:style-name="T213">$_SESSION </text:span><text:span text:style-name="T212">= </text:span><text:span text:style-name="T132">array</text:span><text:span text:style-name="T212">();</text:span></text:p>
            <text:p><text:span text:style-name="T131">/* Apaga o cookie de sessão */</text:span></text:p>
            <text:p><text:span text:style-name="T132">if</text:span><text:span text:style-name="T212"> (</text:span><text:span text:style-name="T132">isset</text:span><text:span text:style-name="T212">(</text:span><text:span text:style-name="T213">$_COOKIE</text:span><text:span text:style-name="T212">[</text:span><text:span text:style-name="T217">session_name</text:span><text:span text:style-name="T212">()])) {</text:span></text:p>
            <text:p><text:span text:style-name="T217">setcookie</text:span><text:span text:style-name="T212">(</text:span><text:span text:style-name="T217">session_name</text:span><text:span text:style-name="T212">(), </text:span><text:span text:style-name="T217">''</text:span><text:span text:style-name="T212">, </text:span><text:span text:style-name="T217">time</text:span><text:span text:style-name="T212">()-42000,</text:span><text:span text:style-name="T214">'/'</text:span><text:span text:style-name="T212">);</text:span></text:p>
            <text:p><text:span text:style-name="T212">}</text:span></text:p>
            <text:p><text:span text:style-name="T217">session_destroy</text:span><text:span text:style-name="T212">();</text:span></text:p>
            <text:p><text:span text:style-name="T213">$this</text:span><text:span text:style-name="T212">-&gt;redirect(</text:span><text:span text:style-name="T214">'/estoque'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04">Vamos criar um método interno agora:</text:span></text:p>
            <text:p><text:span text:style-name="T204"/></text:p>
            <text:p><text:span text:style-name="T191"><text:s/></text:span><text:span text:style-name="T191"><text:tab/></text:span><text:span text:style-name="T191">/* Retorna um produto de acordo com o id passado */</text:span></text:p>
            <text:p><text:span text:style-name="T202"><text:s/></text:span><text:span text:style-name="T202"><text:tab/></text:span><text:span text:style-name="T202"><text:tab/></text:span><text:span text:style-name="T202">private function</text:span><text:span text:style-name="T184"> selecionarProduto()</text:span></text:p>
            <text:p><text:span text:style-name="T184"><text:s/></text:span><text:span text:style-name="T184">{</text:span></text:p>
            <text:p><text:span text:style-name="T232"><text:s/></text:span><text:span text:style-name="T232"><text:tab/></text:span><text:span text:style-name="T232"><text:tab/></text:span><text:span text:style-name="T232">$id</text:span><text:span text:style-name="T184"> = (</text:span><text:span text:style-name="T202">int</text:span><text:span text:style-name="T184">)</text:span><text:span text:style-name="T232">$this</text:span><text:span text:style-name="T152">-&gt;params()</text:span><text:span text:style-name="T184">('</text:span><text:span text:style-name="T187">id'</text:span><text:span text:style-name="T184">);</text:span></text:p>
            <text:p><text:span text:style-name="T202"><text:s/></text:span><text:span text:style-name="T202"><text:tab/></text:span><text:span text:style-name="T202">if</text:span><text:span text:style-name="T184"> (!</text:span><text:span text:style-name="T202">isset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232"><text:s/></text:span><text:span text:style-name="T232"><text:tab/></text:span><text:span text:style-name="T232"><text:tab/></text:span><text:span text:style-name="T232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202"><text:tab/></text:span><text:span text:style-name="T202">exit;</text:span></text:p>
            <text:p><text:span text:style-name="T184"><text:s/></text:span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.457cm" svg:x="0.2cm" svg:y="4.343cm" presentation:class="outline" presentation:user-transformed="true">
          <draw:text-box>
            <text:p><text:span text:style-name="T186">$table</text:span><text:span text:style-name="T184"> = </text:span><text:span text:style-name="T202">new</text:span><text:span text:style-name="T184"> Produto();</text:span></text:p>
            <text:p><text:span text:style-name="T186">$produtoSelecionado</text:span><text:span text:style-name="T184"> = </text:span><text:span text:style-name="T186">$table</text:span><text:span text:style-name="T184">-&gt;find(</text:span><text:span text:style-name="T186">$id</text:span><text:span text:style-name="T184">)-&gt;toArray();</text:span></text:p>
            <text:p><text:span text:style-name="T202">return</text:span><text:span text:style-name="T184"> </text:span><text:span text:style-name="T186">$produtoSelecionado</text:span><text:span text:style-name="T184">[0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.457cm" svg:x="1cm" svg:y="4.343cm" presentation:class="outline" presentation:user-transformed="true">
          <draw:text-box>
            <text:p><text:span text:style-name="T204">Esse método será aproveitado em uma série de métodos públicos.</text:span></text:p>
            <text:p><text:span text:style-name="T204">Vamos implementar os métodos: </text:span><text:span text:style-name="T193">entrada, baixa, nome </text:span><text:span text:style-name="T204">e</text:span><text:span text:style-name="T193"> preço.</text:span></text:p>
            <text:p><text:span text:style-name="T204">Todos terão o mesmo código, mudando apenas a associação do corpo do documento HTML.</text:span></text:p>
            <text:p><text:span text:style-name="T204">Basta fazer o método </text:span><text:span text:style-name="T193">entradaAction </text:span><text:span text:style-name="T204">e depois usá-lo de modelo para os outros, pois basta mudar o nome do método e o conteúdo da variável </text:span><text:span text:style-name="T193">body</text:span><text:span text:style-name="T20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4"><text:s/></text:span><text:span text:style-name="T184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est</text:span><text:span text:style-name="T187"><text:tab/></text:span><text:span text:style-name="T187">oqu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6cm" svg:height="16.457cm" svg:x="0.6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Mode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Model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184">&lt;center&gt;</text:span></text:p>
            <text:p><text:span text:style-name="T184">&lt;form action="/workspace/lojasacme/estoque/adicionar"</text:span></text:p>
            <text:p><text:span text:style-name="T184">method="post"&gt;</text:span></text:p>
            <text:p><text:span text:style-name="T184">&lt;?php</text:span></text:p>
            <text:p><text:span text:style-name="T184">if (isset($this-&gt;produtoSelecionado['id']))</text:span></text:p>
            <text:p><text:span text:style-name="T184">{</text:span></text:p>
            <text:p><text:span text:style-name="T184">echo '&lt;b&gt;Produto: '.$this-&gt;escape($this-&gt;produtoSelecionado['nome']).'&lt;/b&gt;&lt;br/&gt;';</text:span></text:p>
            <text:p><text:span text:style-name="T184">echo '&lt;b&gt;'.$this-&gt;escape('Preço: ').$this-</text:span></text:p>
            <text:p><text:span text:style-name="T184">&gt;produtoSelecionado['valor'].'&lt;/b&gt;&lt;br/&gt;';</text:span></text:p>
            <text:p><text:span text:style-name="T184">echo '&lt;b&gt;'.$this-&gt;escape('Posição de estoque:').$this-</text:span></text:p>
            <text:p><text:span text:style-name="T184">&gt;produtoSelecionado['quantidade'].'&lt;/b&gt;&lt;br/&gt;';</text:span></text:p>
            <text:p><text:span text:style-name="T184">}</text:span></text:p>
            <text:p><text:span text:style-name="T18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149">Quantidade:</text:span></text:p>
            <text:p><text:span text:style-name="T149">&lt;input name="quantidade" value="" id="quantidade" type="text"&gt;</text:span></text:p>
            <text:p><text:span text:style-name="T149">&lt;input name="id" value="&lt;?=$this-&gt;produtoSelecionado['id']?&gt;" id="id"</text:span></text:p>
            <text:p><text:span text:style-name="T149">type="hidden"&gt;</text:span></text:p>
            <text:p><text:span text:style-name="T149">&lt;input type="submit" name="darentrada" value="Dar entrada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149">&lt;center&gt;</text:span></text:p>
            <text:p><text:span text:style-name="T149">&lt;form action="/workspace/lojasacme/estoque/subtrair"method="post"&gt;</text:span></text:p>
            <text:p><text:span text:style-name="T149">&lt;?php</text:span></text:p>
            <text:p><text:span text:style-name="T149">if (isset($this-&gt;produtoSelecionado['id']))</text:span></text:p>
            <text:p><text:span text:style-name="T149">{</text:span></text:p>
            <text:p><text:span text:style-name="T149">echo '&lt;b&gt;Produto: '.$this→escape($this→ </text:span></text:p>
            <text:p><text:span text:style-name="T149">&gt;produtoSelecionado['nome']).'&lt;/b&gt;&lt;br/&gt;';</text:span></text:p>
            <text:p><text:span text:style-name="T149">echo '&lt;b&gt;'.$this-&gt;escape('Preço: ').$this-</text:span></text:p>
            <text:p><text:span text:style-name="T149">&gt;produtoSelecionado['valor'].'&lt;/b&gt;&lt;br/&gt;';</text:span></text:p>
            <text:p><text:span text:style-name="T149">echo '&lt;b&gt;'.$this-&gt;escape('Posição de estoque:').$this-</text:span></text:p>
            <text:p><text:span text:style-name="T149">&gt;produtoSelecionado['quantidade'].'&lt;/b&gt;&lt;br/&gt;';</text:span></text:p>
            <text:p><text:span text:style-name="T149">}</text:span></text:p>
            <text:p><text:span text:style-name="T14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8cm" svg:x="1cm" svg:y="5cm" presentation:class="outline" presentation:user-transformed="true">
          <draw:text-box>
            <text:p><text:span text:style-name="T243">&lt;center&gt;</text:span></text:p>
            <text:p><text:span text:style-name="T243">&lt;form action="/workspace/lojasacme/estoque/alterarNome" 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?&gt;</text:span></text:p>
            <text:p><text:span text:style-name="T243">Nome:</text:span></text:p>
            <text:p><text:span text:style-name="T243">&lt;input name="nome" value="&lt;?=$this-&gt;escape($this-</text:span></text:p>
            <text:p><text:span text:style-name="T243">&gt;produtoSelecionado['nome'])?&gt;"</text:span></text:p>
            <text:p><text:span text:style-name="T243">id="nome" type="text"&gt;</text:span></text:p>
            <text:p><text:span text:style-name="T243">&lt;input name="id" value="&lt;?=$this &gt;produtoSelecionado['id']?&gt;" id="id"</text:span></text:p>
            <text:p><text:span text:style-name="T243">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8cm" svg:x="1cm" svg:y="5cm" presentation:class="outline" presentation:user-transformed="true">
          <draw:text-box>
            <text:p><text:span text:style-name="T149">?&gt;</text:span></text:p>
            <text:p><text:span text:style-name="T149">&lt;input type="submit" name="alterarnome"value="Alterar nome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.128cm" svg:height="15.8cm" svg:x="1cm" svg:y="5cm" presentation:class="outline" presentation:user-transformed="true">
          <draw:text-box>
            <text:p><text:span text:style-name="T149">&lt;center&gt;</text:span></text:p>
            <text:p text:style-name="P90"><text:span text:style-name="T149">&lt;form action="/zend/acme/estoque/alterarPreco" method="post"&gt;</text:span></text:p>
            <text:p><text:span text:style-name="T149">&lt;?php</text:span></text:p>
            <text:p><text:span text:style-name="T149">if (isset($this-&gt;produtoSelecionado['id']))</text:span></text:p>
            <text:p><text:span text:style-name="T149">{</text:span></text:p>
            <text:p><text:span text:style-name="T149">?&gt;</text:span></text:p>
            <text:p><text:span text:style-name="T149">Preço :</text:span></text:p>
            <text:p><text:span text:style-name="T149">&lt;input name="preco" value="&lt;?=$this-&gt;escape($this-&gt;produtoSelecionado['valor'])?&gt;"</text:span></text:p>
            <text:p><text:span text:style-name="T149">id="preco" type="text"&gt;</text:span></text:p>
            <text:p><text:span text:style-name="T149">&lt;input name="id" value="&lt;?=$this-&gt;produtoSelecionado['id']?&gt;" id="id"type="hidden"&gt;</text:span></text:p>
            <text:p><text:span text:style-name="T149">&lt;?php</text:span></text:p>
            <text:p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149">?&gt;</text:span></text:p>
            <text:p><text:span text:style-name="T149">&lt;input type="submit" name="alterarpreco" value="Alterar preço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46"><text:s/></text:span><text:span text:style-name="T246"><text:tab/></text:span><text:span text:style-name="T246"><text:tab/></text:span><text:span text:style-name="T246">/* Adição de quantidade de estoque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149"> adicionarAction(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id</text:span><text:span text:style-name="T149"> = (</text:span><text:span text:style-name="T137">int</text:span><text:span text:style-name="T149">)$this</text:span><text:span text:style-name="T152">-&gt;params()</text:span><text:span text:style-name="T149">(</text:span><text:span text:style-name="T231">'id'</text:span><text:span text:style-name="T149">);</text:span></text:p>
            <text:p><text:span text:style-name="T137"><text:s/></text:span><text:span text:style-name="T137"><text:tab/></text:span><text:span text:style-name="T137"><text:tab/></text:span><text:span text:style-name="T137">if</text:span><text:span text:style-name="T149"> (!</text:span><text:span text:style-name="T137">is_null</text:span><text:span text:style-name="T149">(</text:span><text:span text:style-name="T148">$id</text:span><text:span text:style-name="T149">)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quantidade</text:span><text:span text:style-name="T149"> = (</text:span><text:span text:style-name="T137">int</text:span><text:span text:style-name="T149">)$this→_request-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 &gt;getParam(</text:span><text:span text:style-name="T231">'quantidade'</text:span><text:span text:style-name="T149">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table</text:span><text:span text:style-name="T149"> = </text:span><text:span text:style-name="T137">new</text:span><text:span text:style-name="T149"> Produtos(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produto</text:span><text:span text:style-name="T149"> = $table-&gt;find($id)-&gt;toArray(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quantidade</text:span><text:span text:style-name="T149"> = </text:span><text:span text:style-name="T148">$quantidade</text:span><text:span text:style-name="T149"> +</text:span></text:p>
            <text:p><text:span text:style-name="T148"><text:s/></text:span><text:span text:style-name="T148"><text:tab/></text:span><text:span text:style-name="T148">$produto</text:span><text:span text:style-name="T149">[0][</text:span><text:span text:style-name="T231">'quantidade'</text:span><text:span text:style-name="T14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 '</text:span><text:span text:style-name="T184">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</text:span><text:span text:style-name="T186"> 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1" draw:layer="layout" svg:width="26.6cm" svg:height="15.8cm" svg:x="1.086cm" svg:y="5cm" presentation:class="outline" presentation:user-transformed="true">
          <draw:text-box>
            <text:p><text:span text:style-name="T209">/* Subtração de quantidade de estoque */</text:span></text:p>
            <text:p><text:span text:style-name="T202"><text:s/></text:span><text:span text:style-name="T202"><text:tab/></text:span><text:span text:style-name="T202"><text:tab/></text:span><text:span text:style-name="T202">public function</text:span><text:span text:style-name="T184"> subtrairAction(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</text:span><text:span text:style-name="T202">int</text:span><text:span text:style-name="T184">)</text:span><text:span text:style-name="T186">$this</text:span><text:span text:style-name="T152">-&gt;params()</text:span><text:span text:style-name="T184">(</text:span><text:span text:style-name="T187">'id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202">if</text:span><text:span text:style-name="T184"> (!</text:span><text:span text:style-name="T202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(int)$this</text:span><text:span text:style-name="T152">-&gt;params()</text:span><text:span text:style-name="T184">('quantidade');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produto</text:span><text:span text:style-name="T184"> = $table→find($id)-&gt;toArray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$produto[0]['quantidade'] - </text:span><text:span text:style-name="T186">$quantidade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6"><text:s/></text:span><text:span text:style-name="T186"><text:tab/></text:span><text:span text:style-name="T186"><text:tab/></text:span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18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9">/* Gravação de um novo preco */</text:span></text:p>
            <text:p><text:span text:style-name="T202">public function</text:span><text:span text:style-name="T184"> alterarPrecoAction()</text:span></text:p>
            <text:p><text:span text:style-name="T184">{</text:span></text:p>
            <text:p><text:span text:style-name="T186">$id</text:span><text:span text:style-name="T184"> = (int)</text:span><text:span text:style-name="T186">$this</text:span><text:span text:style-name="T173">-&gt;params</text:span><text:span text:style-name="T152">()</text:span><text:span text:style-name="T184">('id');</text:span></text:p>
            <text:p><text:span text:style-name="T184">if (!</text:span><text:span text:style-name="T202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string)</text:span><text:span text:style-name="T186">$this</text:span><text:span text:style-name="T173">-&gt;params</text:span><text:span text:style-name="T152">()</text:span><text:span text:style-name="T184">('preco');</text:span></text:p>
            <text:p><text:span text:style-name="T186">$table</text:span><text:span text:style-name="T184"> = new Produtos();</text:span></text:p>
            <text:p><text:span text:style-name="T186">$dados</text:span><text:span text:style-name="T184"> = array(</text:span><text:span text:style-name="T187">'valor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'id = ?'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9">/* Gravação de um novo nome */</text:span></text:p>
            <text:p><text:span text:style-name="T202">public function</text:span><text:span text:style-name="T184"> alterarNomeAction()</text:span></text:p>
            <text:p><text:span text:style-name="T184">{</text:span></text:p>
            <text:p><text:span text:style-name="T186">$id</text:span><text:span text:style-name="T184"> = (</text:span><text:span text:style-name="T202">int</text:span><text:span text:style-name="T184">)</text:span><text:span text:style-name="T186">$this</text:span><text:span text:style-name="T173">-&gt;params()</text:span><text:span text:style-name="T184">('id');</text:span></text:p>
            <text:p><text:span text:style-name="T184">if (!</text:span><text:span text:style-name="T247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</text:span><text:span text:style-name="T202">string</text:span><text:span text:style-name="T184">)</text:span><text:span text:style-name="T186">$this</text:span><text:span text:style-name="T184">-</text:span><text:span text:style-name="T173">&gt;params()</text:span><text:span text:style-name="T184">('nome');</text:span></text:p>
            <text:p><text:span text:style-name="T186">$table</text:span><text:span text:style-name="T184"> = </text:span><text:span text:style-name="T202">new</text:span><text:span text:style-name="T184"> Produtos();</text:span></text:p>
            <text:p><text:span text:style-name="T186">$dados</text:span><text:span text:style-name="T184"> = </text:span><text:span text:style-name="T202">array</text:span><text:span text:style-name="T184">(</text:span><text:span text:style-name="T187">'nome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4">Agora o método para excluir produtos:</text:span></text:p>
            <text:p><text:span text:style-name="T184"/></text:p>
            <text:p><text:span text:style-name="T209"><text:s/></text:span><text:span text:style-name="T209"><text:tab/></text:span><text:span text:style-name="T209"><text:tab/></text:span><text:span text:style-name="T209">/* Exclusão do produto */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public function</text:span><text:span text:style-name="T184"> excluir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int)</text:span><text:span text:style-name="T186">$this</text:span><text:span text:style-name="T184">-</text:span><text:span text:style-name="T173">&gt;params()</text:span><text:span text:style-name="T184">(</text:span><text:span text:style-name="T187">'id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202">if </text:span><text:span text:style-name="T184">(!</text:span><text:span text:style-name="T247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table</text:span><text:span text:style-name="T184"> = new Itens();</text:span></text:p>
            <text:p><text:span text:style-name="T184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produto_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6">$pedidos</text:span><text:span text:style-name="T18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4"><text:s/></text:span><text:span text:style-name="T202"><text:tab/></text:span><text:span text:style-name="T202">if</text:span><text:span text:style-name="T184"> (</text:span><text:span text:style-name="T202">empty</text:span><text:span text:style-name="T184">(</text:span><text:span text:style-name="T186">$pedidos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table</text:span><text:span text:style-name="T184"> = </text:span><text:span text:style-name="T202">NULL</text:span><text:span text:style-name="T184">;</text:span></text:p>
            <text:p><text:span text:style-name="T184"><text:s/></text:span><text:span text:style-name="T184"><text:tab/></text:span><text:span text:style-name="T186"><text:tab/></text:span><text:span text:style-name="T186"><text:tab/></text:span><text:span text:style-name="T186"> </text:span><text:span text:style-name="T186"><text:tab/></text:span><text:span text:style-name="T186"> 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where</text:span><text:span text:style-name="T184"> = $table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4"> </text:span><text:span text:style-name="T184"><text:tab/></text:span><text:span text:style-name="T186">$table</text:span><text:span text:style-name="T184">-&gt;delete(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202"><text:tab/></text:span><text:span text:style-name="T202">else</text:span></text:p>
            <text:p><text:span text:style-name="T184"><text:s/></text:span><text:span text:style-name="T184"><text:tab/></text:span><text:span text:style-name="T184"><text:tab/></text:span><text:span text:style-name="T184"> <text:s/>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 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produto consta em pedido'</text:span><text:span text:style-name="T184">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text:s/></text:span><text:span text:style-name="T184">}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7cm" svg:height="15.8cm" svg:x="0.686cm" svg:y="5cm" presentation:class="outline" presentation:user-transformed="true">
          <draw:text-box>
            <text:p><text:span text:style-name="T206">Para renderizar a tela de inclusão de novos produtos, precisamos criar um método com o nome incluir:</text:span></text:p>
            <text:p><text:span text:style-name="T206"/></text:p>
            <text:p><text:span text:style-name="T209"><text:s/></text:span><text:span text:style-name="T209"><text:tab/></text:span><text:span text:style-name="T248"><text:tab/></text:span><text:span text:style-name="T248">/* Inclusão de produto */</text:span></text:p>
            <text:p><text:span text:style-name="T227"><text:s/></text:span><text:span text:style-name="T227"><text:tab/></text:span><text:span text:style-name="T227"><text:tab/></text:span><text:span text:style-name="T227">public function</text:span><text:span text:style-name="T208"> incluirAction()</text:span></text:p>
            <text:p><text:span text:style-name="T208"><text:s/></text:span><text:span text:style-name="T208"><text:tab/></text:span><text:span text:style-name="T208">{</text:span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 = Zend_Registry::get('view');</text:span></text:p>
            <text:p><text:span text:style-name="T208"/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-&gt;assign(</text:span><text:span text:style-name="T226">'body'</text:span><text:span text:style-name="T208">,</text:span><text:span text:style-name="T226">'incluir.phtml'</text:span><text:span text:style-name="T208">);</text:span></text:p>
            <text:p><text:span text:style-name="T208"><text:s/></text:span><text:span text:style-name="T208"><text:tab/></text:span><text:span text:style-name="T208"><text:tab/></text:span><text:span text:style-name="T249">$this</text:span><text:span text:style-name="T208">-&gt;_response-&gt;setBody(</text:span><text:span text:style-name="T249">$viewModel</text:span><text:span text:style-name="T208">-&gt;render(</text:span><text:span text:style-name="T226">'default.phtml'</text:span><text:span text:style-name="T208">));</text:span></text:p>
            <text:p><text:span text:style-name="T208">}</text:span></text:p>
            <text:p><text:span text:style-name="T184"/></text:p>
            <text:p><text:span text:style-name="T206">Agora, precisamos criar a visão que é invocada por esse método. Será o arquivo </text:span><text:span text:style-name="T221">incluir.phtml</text:span><text:span text:style-name="T206"> em </text:span><text:span text:style-name="T221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8">&lt;center&gt;</text:span></text:p>
            <text:p><text:span text:style-name="T208">&lt;form</text:span></text:p>
            <text:p><text:span text:style-name="T208">action="/zend/acme/estoque/incluirProduto"</text:span></text:p>
            <text:p><text:span text:style-name="T208">method="post"&gt;</text:span></text:p>
            <text:p><text:span text:style-name="T208">Nome:</text:span></text:p>
            <text:p><text:span text:style-name="T208">&lt;input name="nome" value="" id="nome"</text:span></text:p>
            <text:p><text:span text:style-name="T208">type="text"&gt;</text:span></text:p>
            <text:p><text:span text:style-name="T208">&lt;input type="submit" name="incluir"</text:span></text:p>
            <text:p><text:span text:style-name="T208">value="Incluir"/&gt;</text:span></text:p>
            <text:p><text:span text:style-name="T208">&lt;/form&gt;</text:span></text:p>
            <text:p><text:span text:style-name="T208">&lt;/center&gt;</text:span></text:p>
            <text:p><text:span text:style-name="T208">&lt;a</text:span></text:p>
            <text:p><text:span text:style-name="T20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8cm" svg:height="15.8cm" svg:x="0.886cm" svg:y="5cm" presentation:class="outline" presentation:user-transformed="true">
          <draw:text-box>
            <text:p><text:span text:style-name="T250">Esse formulário irá submeter os dados para o método </text:span><text:span text:style-name="T251">incluirProduto</text:span><text:span text:style-name="T250">, de </text:span><text:span text:style-name="T251">EstoqueController</text:span><text:span text:style-name="T250">.</text:span></text:p>
            <text:p><text:span text:style-name="T252">/* Gravação de novo produto */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public function</text:span><text:span text:style-name="T236"> incluirProdutoAction()</text:span></text:p>
            <text:p><text:span text:style-name="T236"><text:s/></text:span><text:span text:style-name="T236">{</text:span></text:p>
            <text:p><text:span text:style-name="T237"><text:s/></text:span><text:span text:style-name="T237"><text:tab/>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nome</text:span><text:span text:style-name="T236"> = (</text:span><text:span text:style-name="T235">string</text:span><text:span text:style-name="T236">)</text:span><text:span text:style-name="T237">$this</text:span><text:span text:style-name="T236">→_request-&gt;getParam(</text:span><text:span text:style-name="T253">'nome'</text:span><text:span text:style-name="T236">);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if</text:span><text:span text:style-name="T236"> (</text:span><text:span text:style-name="T235">isset</text:span><text:span text:style-name="T236">(</text:span><text:span text:style-name="T237">$nome</text:span><text:span text:style-name="T236">))</text:span></text:p>
            <text:p><text:span text:style-name="T236"><text:s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{</text:span></text:p>
            <text:p><text:span text:style-name="T237"><text:s/></text:span><text:span text:style-name="T237"><text:tab/></text:span><text:span text:style-name="T237"> </text:span><text:span text:style-name="T237"><text:tab/></text:span><text:span text:style-name="T237"> 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table</text:span><text:span text:style-name="T236"> = </text:span><text:span text:style-name="T235">new</text:span><text:span text:style-name="T236"> Produtos();</text:span></text:p>
            <text:p><text:span text:style-name="T236"/></text:p>
            <text:p><text:span text:style-name="T237"><text:s/></text:span><text:span text:style-name="T237"><text:tab/></text:span><text:span text:style-name="T237"> </text:span><text:span text:style-name="T237"><text:tab/></text:span><text:span text:style-name="T237"> 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dados</text:span><text:span text:style-name="T236"> = </text:span><text:span text:style-name="T235">array</text:span><text:span text:style-name="T236">(</text:span><text:span text:style-name="T236"><text:tab/></text:span><text:span text:style-name="T253">'nome'</text:span><text:span text:style-name="T236">=&gt; </text:span><text:span text:style-name="T237">$nome</text:span><text:span text:style-name="T236">,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53"><text:tab/></text:span><text:span text:style-name="T253"><text:tab/></text:span><text:span text:style-name="T253">'quantidade'</text:span><text:span text:style-name="T236">=&gt; 0,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53">'valor'</text:span><text:span text:style-name="T236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6cm" svg:height="15.8cm" svg:x="1.086cm" svg:y="5cm" presentation:class="outline" presentation:user-transformed="true">
          <draw:text-box>
            <text:p><text:span text:style-name="T254"><text:s/></text:span><text:span text:style-name="T254"><text:tab/></text:span><text:span text:style-name="T254"><text:tab/></text:span><text:span text:style-name="T237">$table</text:span><text:span text:style-name="T254">-&gt;insert(</text:span><text:span text:style-name="T237">$dados</text:span><text:span text:style-name="T254">)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35">else</text:span></text:p>
            <text:p><text:span text:style-name="T254"><text:s/></text:span><text:span text:style-name="T254">{</text:span></text:p>
            <text:p><text:span text:style-name="T254"><text:s/></text:span><text:span text:style-name="T254"><text:tab/></text:span><text:span text:style-name="T254"><text:tab/></text:span><text:span text:style-name="T237">$_SESSION</text:span><text:span text:style-name="T254">[</text:span><text:span text:style-name="T253">'mensagem'</text:span><text:span text:style-name="T254">] = </text:span><text:span text:style-name="T253">'nome inválido'</text:span><text:span text:style-name="T254">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54"><text:tab/></text:span><text:span text:style-name="T237">$this</text:span><text:span text:style-name="T254">-&gt;_redirect(</text:span><text:span text:style-name="T253">'/estoque/manterProduto'</text:span><text:span text:style-name="T254">);</text:span></text:p>
            <text:p><text:span text:style-name="T254"><text:s/></text:span><text:span text:style-name="T254">} </text:span><text:span text:style-name="T2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Assim, encerra-se este curso.</text:span></text:p>
            <text:p><text:span text:style-name="T255"/></text:p>
            <text:p><text:span text:style-name="T255">Dúvidas? Se houverem…</text:span></text:p>
            <text:p><text:span text:style-name="T255"/></text:p>
            <text:p><text:span text:style-name="T25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BCEBB0778C2607C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http://www.php.net (PHP Group)</text:span></text:p>
            <text:p><text:span text:style-name="T255">http://phpbrasil.com</text:span></text:p>
            <text:p><text:span text:style-name="T255">http://www.prophp.com.br</text:span></text:p>
            <text:p><text:span text:style-name="T255">http://www.phpclasses.org</text:span></text:p>
            <text:p><text:span text:style-name="T250"><text:a xlink:href="http://www.zend.com/" xlink:type="simple">http://www.zend.com</text:a></text:span></text:p>
            <text:p><text:span text:style-name="T255"/></text:p>
            <text:p><text:span text:style-name="T255"/></text:p>
            <text:p><text:span text:style-name="T255">Flávio Gomes da Silva Lisboa</text:span></text:p>
            <text:p><text:span text:style-name="T255">Analista de Desenvolvimento de Sistemas</text:span></text:p>
            <text:p><text:span text:style-name="T255">SERPRO</text:span></text:p>
            <text:p><text:span text:style-name="T255">flaviogomesdasilva@yahoo.com.br</text:span></text:p>
            <text:p><text:span text:style-name="T25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188">Elton Luís Minetto, por seu livro “Frameworks para Desenvolvimento em PHP”</text:span></text:p>
            <text:p><text:span text:style-name="T188">Felipe Tonello por sua palestra sobre Zend Framework no evento</text:span></text:p>
            <text:p><text:span text:style-name="T188">“</text:span><text:span text:style-name="T18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C91A95F1C4E7D09.png" xlink:type="simple" xlink:show="embed" xlink:actuate="onLoad">
            <text:p/>
          </draw:image>
        </draw:frame>
        <draw:custom-shape draw:style-name="gr71" draw:text-style-name="P92" draw:layer="layout" svg:width="13.8cm" svg:height="3.2cm" svg:x="14.086cm" svg:y="10.2cm">
          <text:p text:style-name="P11"><text:span text:style-name="T20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2-18T11:36:28.224442122</dc:date>
    <meta:editing-duration>P1DT4H37M5S</meta:editing-duration>
    <meta:editing-cycles>210</meta:editing-cycles>
    <meta:document-statistic meta:object-count="887"/>
  </office:meta>
</office:document-meta>
</file>